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264in"/>
    </style:style>
    <style:style style:name="co2" style:family="table-column">
      <style:table-column-properties fo:break-before="auto" style:column-width="1.0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kelihoods" table:style-name="ta1">
        <table:shapes>
          <draw:frame draw:z-index="0" draw:style-name="gr1" draw:text-style-name="P1" svg:width="6.2988in" svg:height="3.5429in" svg:x="8.8425in" svg:y="0.2315in">
            <draw:object draw:notify-on-update-of-ranges="likelihoods.B2:likelihoods.H2 likelihoods.A3:likelihoods.A3 likelihoods.B3:likelihoods.H3 likelihoods.A4:likelihoods.A4 likelihoods.B4:likelihoods.H4 likelihoods.A5:likelihoods.A5 likelihoods.B5:likelihoods.H5 likelihoods.A6:likelihoods.A6 likelihoods.B6:likelihoods.H6 likelihoods.A7:likelihoods.A7 likelihoods.B7:likelihoods.H7 likelihoods.A8:likelihoods.A8 likelihoods.B8:likelihoods.H8 likelihoods.A9:likelihoods.A9 likelihoods.B9:likelihoods.H9 likelihoods.A10:likelihoods.A10 likelihoods.B10:likelihoods.H10 likelihoods.A11:likelihoods.A11 likelihoods.B11:likelihoods.H11 likelihoods.A12:likelihoods.A12 likelihoods.B12:likelihoods.H12 likelihoods.A13:likelihoods.A13 likelihoods.B13:likelihoods.H13 likelihoods.A14:likelihoods.A14 likelihoods.B14:likelihoods.H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8315in" svg:y="3.7539in">
            <draw:object draw:notify-on-update-of-ranges="likelihoods.B22:likelihoods.H22 likelihoods.A23:likelihoods.A23 likelihoods.B23:likelihoods.H23 likelihoods.A24:likelihoods.A24 likelihoods.B24:likelihoods.H24 likelihoods.A25:likelihoods.A25 likelihoods.B25:likelihoods.H25 likelihoods.A26:likelihoods.A26 likelihoods.B26:likelihoods.H26 likelihoods.A27:likelihoods.A27 likelihoods.B27:likelihoods.H27 likelihoods.A28:likelihoods.A28 likelihoods.B28:likelihoods.H28 likelihoods.A29:likelihoods.A29 likelihoods.B29:likelihoods.H29 likelihoods.A30:likelihoods.A30 likelihoods.B30:likelihoods.H30 likelihoods.A31:likelihoods.A31 likelihoods.B31:likelihoods.H31 likelihoods.A32:likelihoods.A32 likelihoods.B32:likelihoods.H32 likelihoods.A33:likelihoods.A33 likelihoods.B33:likelihoods.H33 likelihoods.A34:likelihoods.A34 likelihoods.B34:likelihoods.H3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8.8539in" svg:y="7.2646in">
            <draw:object draw:notify-on-update-of-ranges="likelihoods.B38:likelihoods.H38 likelihoods.A39:likelihoods.A39 likelihoods.B39:likelihoods.H39 likelihoods.A40:likelihoods.A40 likelihoods.B40:likelihoods.H40 likelihoods.A41:likelihoods.A41 likelihoods.B41:likelihoods.H41 likelihoods.A42:likelihoods.A42 likelihoods.B42:likelihoods.H42 likelihoods.A43:likelihoods.A43 likelihoods.B43:likelihoods.H43 likelihoods.A44:likelihoods.A44 likelihoods.B44:likelihoods.H44 likelihoods.A45:likelihoods.A45 likelihoods.B45:likelihoods.H45 likelihoods.A46:likelihoods.A46 likelihoods.B46:likelihoods.H46 likelihoods.A47:likelihoods.A47 likelihoods.B47:likelihoods.H47 likelihoods.A48:likelihoods.A48 likelihoods.B48:likelihoods.H48 likelihoods.A49:likelihoods.A49 likelihoods.B49:likelihoods.H49 likelihoods.A50:likelihoods.A50 likelihoods.B50:likelihoods.H5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6"/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User 1</text:p>
          </table:table-cell>
          <table:table-cell office:value-type="string" calcext:value-type="string">
            <text:p>User 2</text:p>
          </table:table-cell>
          <table:table-cell office:value-type="string" calcext:value-type="string">
            <text:p>User 3</text:p>
          </table:table-cell>
          <table:table-cell office:value-type="string" calcext:value-type="string">
            <text:p>User 5</text:p>
          </table:table-cell>
          <table:table-cell office:value-type="string" calcext:value-type="string">
            <text:p>User 6</text:p>
          </table:table-cell>
          <table:table-cell/>
        </table:table-row>
        <table:table-row table:style-name="ro1">
          <table:table-cell office:value-type="string" calcext:value-type="string">
            <text:p>rssi_A1AP2</text:p>
          </table:table-cell>
          <table:table-cell/>
          <table:table-cell office:value-type="float" office:value="-6.83616177988285" calcext:value-type="float">
            <text:p>-6.8361617799</text:p>
          </table:table-cell>
          <table:table-cell office:value-type="float" office:value="-4.84351174977281" calcext:value-type="float">
            <text:p>-4.8435117498</text:p>
          </table:table-cell>
          <table:table-cell office:value-type="float" office:value="-3.26492193234249" calcext:value-type="float">
            <text:p>-3.2649219323</text:p>
          </table:table-cell>
          <table:table-cell office:value-type="float" office:value="-4.68354781007576" calcext:value-type="float">
            <text:p>-4.6835478101</text:p>
          </table:table-cell>
          <table:table-cell office:value-type="float" office:value="-4.94406415464827" calcext:value-type="float">
            <text:p>-4.9440641546</text:p>
          </table:table-cell>
          <table:table-cell/>
        </table:table-row>
        <table:table-row table:style-name="ro1">
          <table:table-cell office:value-type="string" calcext:value-type="string">
            <text:p>rssi_A2AP1</text:p>
          </table:table-cell>
          <table:table-cell/>
          <table:table-cell office:value-type="float" office:value="-7.01477114351843" calcext:value-type="float">
            <text:p>-7.0147711435</text:p>
          </table:table-cell>
          <table:table-cell office:value-type="float" office:value="-4.81385286308624" calcext:value-type="float">
            <text:p>-4.8138528631</text:p>
          </table:table-cell>
          <table:table-cell office:value-type="float" office:value="-3.10509480919254" calcext:value-type="float">
            <text:p>-3.1050948092</text:p>
          </table:table-cell>
          <table:table-cell office:value-type="float" office:value="-3.99983587618564" calcext:value-type="float">
            <text:p>-3.9998358762</text:p>
          </table:table-cell>
          <table:table-cell office:value-type="float" office:value="-4.15320653936379" calcext:value-type="float">
            <text:p>-4.1532065394</text:p>
          </table:table-cell>
          <table:table-cell/>
        </table:table-row>
        <table:table-row table:style-name="ro1">
          <table:table-cell office:value-type="string" calcext:value-type="string">
            <text:p>rssi_A3AP1</text:p>
          </table:table-cell>
          <table:table-cell/>
          <table:table-cell office:value-type="float" office:value="-7.02284081714042" calcext:value-type="float">
            <text:p>-7.0228408171</text:p>
          </table:table-cell>
          <table:table-cell office:value-type="float" office:value="-3.57008688486472" calcext:value-type="float">
            <text:p>-3.5700868849</text:p>
          </table:table-cell>
          <table:table-cell office:value-type="float" office:value="-3.34267698189315" calcext:value-type="float">
            <text:p>-3.3426769819</text:p>
          </table:table-cell>
          <table:table-cell office:value-type="float" office:value="-4.28425843550776" calcext:value-type="float">
            <text:p>-4.2842584355</text:p>
          </table:table-cell>
          <table:table-cell office:value-type="float" office:value="-4.44075096565283" calcext:value-type="float">
            <text:p>-4.4407509657</text:p>
          </table:table-cell>
          <table:table-cell/>
        </table:table-row>
        <table:table-row table:style-name="ro1">
          <table:table-cell office:value-type="string" calcext:value-type="string">
            <text:p>rssi_convexhull</text:p>
          </table:table-cell>
          <table:table-cell/>
          <table:table-cell office:value-type="float" office:value="-7.26652599126421" calcext:value-type="float">
            <text:p>-7.2665259913</text:p>
          </table:table-cell>
          <table:table-cell office:value-type="float" office:value="-4.37838820244404" calcext:value-type="float">
            <text:p>-4.3783882024</text:p>
          </table:table-cell>
          <table:table-cell office:value-type="float" office:value="-3.09038054964433" calcext:value-type="float">
            <text:p>-3.0903805496</text:p>
          </table:table-cell>
          <table:table-cell office:value-type="float" office:value="-4.31463371615066" calcext:value-type="float">
            <text:p>-4.3146337162</text:p>
          </table:table-cell>
          <table:table-cell office:value-type="float" office:value="-4.68149209070129" calcext:value-type="float">
            <text:p>-4.6814920907</text:p>
          </table:table-cell>
          <table:table-cell/>
        </table:table-row>
        <table:table-row table:style-name="ro1">
          <table:table-cell office:value-type="string" calcext:value-type="string">
            <text:p>rssi_default</text:p>
          </table:table-cell>
          <table:table-cell/>
          <table:table-cell office:value-type="float" office:value="-7.2664345963485" calcext:value-type="float">
            <text:p>-7.2664345963</text:p>
          </table:table-cell>
          <table:table-cell office:value-type="float" office:value="-4.37831361395803" calcext:value-type="float">
            <text:p>-4.378313614</text:p>
          </table:table-cell>
          <table:table-cell office:value-type="float" office:value="-3.09033237157259" calcext:value-type="float">
            <text:p>-3.0903323716</text:p>
          </table:table-cell>
          <table:table-cell office:value-type="float" office:value="-4.31461858288741" calcext:value-type="float">
            <text:p>-4.3146185829</text:p>
          </table:table-cell>
          <table:table-cell office:value-type="float" office:value="-4.68147349454524" calcext:value-type="float">
            <text:p>-4.6814734945</text:p>
          </table:table-cell>
          <table:table-cell/>
        </table:table-row>
        <table:table-row table:style-name="ro1">
          <table:table-cell office:value-type="string" calcext:value-type="string">
            <text:p>rssi_ellipse</text:p>
          </table:table-cell>
          <table:table-cell/>
          <table:table-cell office:value-type="float" office:value="-8.31816874210288" calcext:value-type="float">
            <text:p>-8.3181687421</text:p>
          </table:table-cell>
          <table:table-cell office:value-type="float" office:value="-7.64623496852312" calcext:value-type="float">
            <text:p>-7.6462349685</text:p>
          </table:table-cell>
          <table:table-cell office:value-type="float" office:value="-3.18756599075691" calcext:value-type="float">
            <text:p>-3.1875659908</text:p>
          </table:table-cell>
          <table:table-cell office:value-type="float" office:value="-4.13689495730025" calcext:value-type="float">
            <text:p>-4.1368949573</text:p>
          </table:table-cell>
          <table:table-cell office:value-type="float" office:value="-4.38804792893816" calcext:value-type="float">
            <text:p>-4.3880479289</text:p>
          </table:table-cell>
          <table:table-cell/>
        </table:table-row>
        <table:table-row table:style-name="ro1">
          <table:table-cell office:value-type="string" calcext:value-type="string">
            <text:p>voronoi_A1AP2</text:p>
          </table:table-cell>
          <table:table-cell/>
          <table:table-cell office:value-type="float" office:value="-6.82628032220682" calcext:value-type="float">
            <text:p>-6.8262803222</text:p>
          </table:table-cell>
          <table:table-cell office:value-type="float" office:value="-4.53099200425819" calcext:value-type="float">
            <text:p>-4.5309920043</text:p>
          </table:table-cell>
          <table:table-cell office:value-type="float" office:value="-2.25634191202471" calcext:value-type="float">
            <text:p>-2.256341912</text:p>
          </table:table-cell>
          <table:table-cell office:value-type="float" office:value="-3.03615131010299" calcext:value-type="float">
            <text:p>-3.0361513101</text:p>
          </table:table-cell>
          <table:table-cell office:value-type="float" office:value="-3.38570170306718" calcext:value-type="float">
            <text:p>-3.3857017031</text:p>
          </table:table-cell>
          <table:table-cell/>
        </table:table-row>
        <table:table-row table:style-name="ro1">
          <table:table-cell office:value-type="string" calcext:value-type="string">
            <text:p>voronoi_A2AP1</text:p>
          </table:table-cell>
          <table:table-cell/>
          <table:table-cell office:value-type="float" office:value="-6.75874966271065" calcext:value-type="float">
            <text:p>-6.7587496627</text:p>
          </table:table-cell>
          <table:table-cell office:value-type="float" office:value="-2.73693357994512" calcext:value-type="float">
            <text:p>-2.7369335799</text:p>
          </table:table-cell>
          <table:table-cell office:value-type="float" office:value="-2.20730612005847" calcext:value-type="float">
            <text:p>-2.2073061201</text:p>
          </table:table-cell>
          <table:table-cell office:value-type="float" office:value="-2.91273171808574" calcext:value-type="float">
            <text:p>-2.9127317181</text:p>
          </table:table-cell>
          <table:table-cell office:value-type="float" office:value="-3.19888279820231" calcext:value-type="float">
            <text:p>-3.1988827982</text:p>
          </table:table-cell>
          <table:table-cell/>
        </table:table-row>
        <table:table-row table:style-name="ro1">
          <table:table-cell office:value-type="string" calcext:value-type="string">
            <text:p>voronoi_A3AP1</text:p>
          </table:table-cell>
          <table:table-cell/>
          <table:table-cell office:value-type="float" office:value="-6.7749333833996" calcext:value-type="float">
            <text:p>-6.7749333834</text:p>
          </table:table-cell>
          <table:table-cell office:value-type="float" office:value="-3.14243216385069" calcext:value-type="float">
            <text:p>-3.1424321639</text:p>
          </table:table-cell>
          <table:table-cell office:value-type="float" office:value="-2.64697454415286" calcext:value-type="float">
            <text:p>-2.6469745442</text:p>
          </table:table-cell>
          <table:table-cell office:value-type="float" office:value="-3.455508622507" calcext:value-type="float">
            <text:p>-3.4555086225</text:p>
          </table:table-cell>
          <table:table-cell office:value-type="float" office:value="-3.66248867997278" calcext:value-type="float">
            <text:p>-3.66248868</text:p>
          </table:table-cell>
          <table:table-cell/>
        </table:table-row>
        <table:table-row table:style-name="ro1">
          <table:table-cell office:value-type="string" calcext:value-type="string">
            <text:p>voronoi_convexhull</text:p>
          </table:table-cell>
          <table:table-cell/>
          <table:table-cell office:value-type="float" office:value="-7.29796764008747" calcext:value-type="float">
            <text:p>-7.2979676401</text:p>
          </table:table-cell>
          <table:table-cell office:value-type="float" office:value="-4.13357687689753" calcext:value-type="float">
            <text:p>-4.1335768769</text:p>
          </table:table-cell>
          <table:table-cell office:value-type="float" office:value="-1.85217220570528" calcext:value-type="float">
            <text:p>-1.8521722057</text:p>
          </table:table-cell>
          <table:table-cell office:value-type="float" office:value="-2.54914512395748" calcext:value-type="float">
            <text:p>-2.549145124</text:p>
          </table:table-cell>
          <table:table-cell office:value-type="float" office:value="-3.01310645699911" calcext:value-type="float">
            <text:p>-3.013106457</text:p>
          </table:table-cell>
          <table:table-cell/>
        </table:table-row>
        <table:table-row table:style-name="ro1">
          <table:table-cell office:value-type="string" calcext:value-type="string">
            <text:p>voronoi_default</text:p>
          </table:table-cell>
          <table:table-cell/>
          <table:table-cell office:value-type="float" office:value="-7.29797056188744" calcext:value-type="float">
            <text:p>-7.2979705619</text:p>
          </table:table-cell>
          <table:table-cell office:value-type="float" office:value="-4.13374155193417" calcext:value-type="float">
            <text:p>-4.1337415519</text:p>
          </table:table-cell>
          <table:table-cell office:value-type="float" office:value="-1.8522339494585" calcext:value-type="float">
            <text:p>-1.8522339495</text:p>
          </table:table-cell>
          <table:table-cell office:value-type="float" office:value="-2.54920005363121" calcext:value-type="float">
            <text:p>-2.5492000536</text:p>
          </table:table-cell>
          <table:table-cell office:value-type="float" office:value="-3.01394848007829" calcext:value-type="float">
            <text:p>-3.0139484801</text:p>
          </table:table-cell>
          <table:table-cell/>
        </table:table-row>
        <table:table-row table:style-name="ro1">
          <table:table-cell office:value-type="string" calcext:value-type="string">
            <text:p>voronoi_ellipse</text:p>
          </table:table-cell>
          <table:table-cell/>
          <table:table-cell office:value-type="float" office:value="-6.74703720683227" calcext:value-type="float">
            <text:p>-6.7470372068</text:p>
          </table:table-cell>
          <table:table-cell office:value-type="float" office:value="-3.29277632064799" calcext:value-type="float">
            <text:p>-3.2927763206</text:p>
          </table:table-cell>
          <table:table-cell office:value-type="float" office:value="-2.30357785283662" calcext:value-type="float">
            <text:p>-2.3035778528</text:p>
          </table:table-cell>
          <table:table-cell office:value-type="float" office:value="-3.79242211821688" calcext:value-type="float">
            <text:p>-3.7924221182</text:p>
          </table:table-cell>
          <table:table-cell office:value-type="float" office:value="-4.07827649741368" calcext:value-type="float">
            <text:p>-4.0782764974</text:p>
          </table:table-cell>
          <table:table-cell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ser 1</text:p>
          </table:table-cell>
          <table:table-cell office:value-type="string" calcext:value-type="string">
            <text:p>User 2</text:p>
          </table:table-cell>
          <table:table-cell office:value-type="string" calcext:value-type="string">
            <text:p>User 3</text:p>
          </table:table-cell>
          <table:table-cell office:value-type="string" calcext:value-type="string">
            <text:p>User 5</text:p>
          </table:table-cell>
          <table:table-cell office:value-type="string" calcext:value-type="string">
            <text:p>User 6</text:p>
          </table:table-cell>
          <table:table-cell/>
        </table:table-row>
        <table:table-row table:style-name="ro1">
          <table:table-cell office:value-type="string" calcext:value-type="string">
            <text:p>rssi_A1AP2</text:p>
          </table:table-cell>
          <table:table-cell/>
          <table:table-cell office:value-type="float" office:value="-6.34974740347426" calcext:value-type="float">
            <text:p>-6.3497474035</text:p>
          </table:table-cell>
          <table:table-cell office:value-type="float" office:value="-5.01095843999143" calcext:value-type="float">
            <text:p>-5.01095844</text:p>
          </table:table-cell>
          <table:table-cell office:value-type="float" office:value="-3.31807138892451" calcext:value-type="float">
            <text:p>-3.3180713889</text:p>
          </table:table-cell>
          <table:table-cell office:value-type="float" office:value="-4.55705492755426" calcext:value-type="float">
            <text:p>-4.5570549276</text:p>
          </table:table-cell>
          <table:table-cell office:value-type="float" office:value="-4.87704614477564" calcext:value-type="float">
            <text:p>-4.8770461448</text:p>
          </table:table-cell>
          <table:table-cell/>
        </table:table-row>
        <table:table-row table:style-name="ro1">
          <table:table-cell office:value-type="string" calcext:value-type="string">
            <text:p>rssi_A2AP1</text:p>
          </table:table-cell>
          <table:table-cell/>
          <table:table-cell office:value-type="float" office:value="-6.39582271001757" calcext:value-type="float">
            <text:p>-6.39582271</text:p>
          </table:table-cell>
          <table:table-cell office:value-type="float" office:value="-4.98627566743691" calcext:value-type="float">
            <text:p>-4.9862756674</text:p>
          </table:table-cell>
          <table:table-cell office:value-type="float" office:value="-3.21737511839336" calcext:value-type="float">
            <text:p>-3.2173751184</text:p>
          </table:table-cell>
          <table:table-cell office:value-type="float" office:value="-3.82408303431087" calcext:value-type="float">
            <text:p>-3.8240830343</text:p>
          </table:table-cell>
          <table:table-cell office:value-type="float" office:value="-4.02094412751726" calcext:value-type="float">
            <text:p>-4.0209441275</text:p>
          </table:table-cell>
          <table:table-cell/>
        </table:table-row>
        <table:table-row table:style-name="ro1">
          <table:table-cell office:value-type="string" calcext:value-type="string">
            <text:p>rssi_A3AP1</text:p>
          </table:table-cell>
          <table:table-cell/>
          <table:table-cell office:value-type="float" office:value="-6.38747175689046" calcext:value-type="float">
            <text:p>-6.3874717569</text:p>
          </table:table-cell>
          <table:table-cell office:value-type="float" office:value="-3.7733062851908" calcext:value-type="float">
            <text:p>-3.7733062852</text:p>
          </table:table-cell>
          <table:table-cell office:value-type="float" office:value="-3.50165622929299" calcext:value-type="float">
            <text:p>-3.5016562293</text:p>
          </table:table-cell>
          <table:table-cell office:value-type="float" office:value="-4.11626405461599" calcext:value-type="float">
            <text:p>-4.1162640546</text:p>
          </table:table-cell>
          <table:table-cell office:value-type="float" office:value="-4.31934300313789" calcext:value-type="float">
            <text:p>-4.3193430031</text:p>
          </table:table-cell>
          <table:table-cell/>
        </table:table-row>
        <table:table-row table:style-name="ro1">
          <table:table-cell office:value-type="string" calcext:value-type="string">
            <text:p>rssi_convexhull</text:p>
          </table:table-cell>
          <table:table-cell/>
          <table:table-cell office:value-type="float" office:value="-6.72961928874061" calcext:value-type="float">
            <text:p>-6.7296192887</text:p>
          </table:table-cell>
          <table:table-cell office:value-type="float" office:value="-4.60785639522303" calcext:value-type="float">
            <text:p>-4.6078563952</text:p>
          </table:table-cell>
          <table:table-cell office:value-type="float" office:value="-3.04063581029137" calcext:value-type="float">
            <text:p>-3.0406358103</text:p>
          </table:table-cell>
          <table:table-cell office:value-type="float" office:value="-4.12300245916048" calcext:value-type="float">
            <text:p>-4.1230024592</text:p>
          </table:table-cell>
          <table:table-cell office:value-type="float" office:value="-4.48993487497314" calcext:value-type="float">
            <text:p>-4.489934875</text:p>
          </table:table-cell>
          <table:table-cell/>
        </table:table-row>
        <table:table-row table:style-name="ro1">
          <table:table-cell office:value-type="string" calcext:value-type="string">
            <text:p>rssi_default</text:p>
          </table:table-cell>
          <table:table-cell/>
          <table:table-cell office:value-type="float" office:value="-6.7296263309079" calcext:value-type="float">
            <text:p>-6.7296263309</text:p>
          </table:table-cell>
          <table:table-cell office:value-type="float" office:value="-4.60791329486463" calcext:value-type="float">
            <text:p>-4.6079132949</text:p>
          </table:table-cell>
          <table:table-cell office:value-type="float" office:value="-3.04491924818685" calcext:value-type="float">
            <text:p>-3.0449192482</text:p>
          </table:table-cell>
          <table:table-cell office:value-type="float" office:value="-4.12290873438975" calcext:value-type="float">
            <text:p>-4.1229087344</text:p>
          </table:table-cell>
          <table:table-cell office:value-type="float" office:value="-4.48986227124336" calcext:value-type="float">
            <text:p>-4.4898622712</text:p>
          </table:table-cell>
          <table:table-cell/>
        </table:table-row>
        <table:table-row table:style-name="ro1">
          <table:table-cell office:value-type="string" calcext:value-type="string">
            <text:p>rssi_ellipse</text:p>
          </table:table-cell>
          <table:table-cell/>
          <table:table-cell office:value-type="float" office:value="-7.43959746930702" calcext:value-type="float">
            <text:p>-7.4395974693</text:p>
          </table:table-cell>
          <table:table-cell office:value-type="float" office:value="-7.60025292613463" calcext:value-type="float">
            <text:p>-7.6002529261</text:p>
          </table:table-cell>
          <table:table-cell office:value-type="float" office:value="-3.0062610622239" calcext:value-type="float">
            <text:p>-3.0062610622</text:p>
          </table:table-cell>
          <table:table-cell office:value-type="float" office:value="-3.68169464424421" calcext:value-type="float">
            <text:p>-3.6816946442</text:p>
          </table:table-cell>
          <table:table-cell office:value-type="float" office:value="-4.01097399215386" calcext:value-type="float">
            <text:p>-4.0109739922</text:p>
          </table:table-cell>
          <table:table-cell/>
        </table:table-row>
        <table:table-row table:style-name="ro1">
          <table:table-cell office:value-type="string" calcext:value-type="string">
            <text:p>voronoi_A1AP2</text:p>
          </table:table-cell>
          <table:table-cell/>
          <table:table-cell office:value-type="float" office:value="-6.47944831696602" calcext:value-type="float">
            <text:p>-6.479448317</text:p>
          </table:table-cell>
          <table:table-cell office:value-type="float" office:value="-4.59191036076977" calcext:value-type="float">
            <text:p>-4.5919103608</text:p>
          </table:table-cell>
          <table:table-cell office:value-type="float" office:value="-2.3005626028055" calcext:value-type="float">
            <text:p>-2.3005626028</text:p>
          </table:table-cell>
          <table:table-cell office:value-type="float" office:value="-3.12513138855346" calcext:value-type="float">
            <text:p>-3.1251313886</text:p>
          </table:table-cell>
          <table:table-cell office:value-type="float" office:value="-3.35840712804313" calcext:value-type="float">
            <text:p>-3.358407128</text:p>
          </table:table-cell>
          <table:table-cell/>
        </table:table-row>
        <table:table-row table:style-name="ro1">
          <table:table-cell office:value-type="string" calcext:value-type="string">
            <text:p>voronoi_A2AP1</text:p>
          </table:table-cell>
          <table:table-cell/>
          <table:table-cell office:value-type="float" office:value="-6.42504783619087" calcext:value-type="float">
            <text:p>-6.4250478362</text:p>
          </table:table-cell>
          <table:table-cell office:value-type="float" office:value="-2.8651028971593" calcext:value-type="float">
            <text:p>-2.8651028972</text:p>
          </table:table-cell>
          <table:table-cell office:value-type="float" office:value="-2.24445404239475" calcext:value-type="float">
            <text:p>-2.2444540424</text:p>
          </table:table-cell>
          <table:table-cell office:value-type="float" office:value="-2.98710670009726" calcext:value-type="float">
            <text:p>-2.9871067001</text:p>
          </table:table-cell>
          <table:table-cell office:value-type="float" office:value="-3.21627581415506" calcext:value-type="float">
            <text:p>-3.2162758142</text:p>
          </table:table-cell>
          <table:table-cell/>
        </table:table-row>
        <table:table-row table:style-name="ro1">
          <table:table-cell office:value-type="string" calcext:value-type="string">
            <text:p>voronoi_A3AP1</text:p>
          </table:table-cell>
          <table:table-cell/>
          <table:table-cell office:value-type="float" office:value="-6.31041530901821" calcext:value-type="float">
            <text:p>-6.310415309</text:p>
          </table:table-cell>
          <table:table-cell office:value-type="float" office:value="-3.21546818348014" calcext:value-type="float">
            <text:p>-3.2154681835</text:p>
          </table:table-cell>
          <table:table-cell office:value-type="float" office:value="-2.61755977928589" calcext:value-type="float">
            <text:p>-2.6175597793</text:p>
          </table:table-cell>
          <table:table-cell office:value-type="float" office:value="-3.41819241680668" calcext:value-type="float">
            <text:p>-3.4181924168</text:p>
          </table:table-cell>
          <table:table-cell office:value-type="float" office:value="-3.63708327963498" calcext:value-type="float">
            <text:p>-3.6370832796</text:p>
          </table:table-cell>
          <table:table-cell/>
        </table:table-row>
        <table:table-row table:style-name="ro1">
          <table:table-cell office:value-type="string" calcext:value-type="string">
            <text:p>voronoi_convexhull</text:p>
          </table:table-cell>
          <table:table-cell/>
          <table:table-cell office:value-type="float" office:value="-7.04838352180232" calcext:value-type="float">
            <text:p>-7.0483835218</text:p>
          </table:table-cell>
          <table:table-cell office:value-type="float" office:value="-4.17672459807533" calcext:value-type="float">
            <text:p>-4.1767245981</text:p>
          </table:table-cell>
          <table:table-cell office:value-type="float" office:value="-1.89028669857984" calcext:value-type="float">
            <text:p>-1.8902866986</text:p>
          </table:table-cell>
          <table:table-cell office:value-type="float" office:value="-2.59519405942786" calcext:value-type="float">
            <text:p>-2.5951940594</text:p>
          </table:table-cell>
          <table:table-cell office:value-type="float" office:value="-2.89104708176175" calcext:value-type="float">
            <text:p>-2.8910470818</text:p>
          </table:table-cell>
          <table:table-cell/>
        </table:table-row>
        <table:table-row table:style-name="ro1">
          <table:table-cell office:value-type="string" calcext:value-type="string">
            <text:p>voronoi_default</text:p>
          </table:table-cell>
          <table:table-cell/>
          <table:table-cell office:value-type="float" office:value="-7.04843152509259" calcext:value-type="float">
            <text:p>-7.0484315251</text:p>
          </table:table-cell>
          <table:table-cell office:value-type="float" office:value="-4.17667803957448" calcext:value-type="float">
            <text:p>-4.1766780396</text:p>
          </table:table-cell>
          <table:table-cell office:value-type="float" office:value="-1.89020574485445" calcext:value-type="float">
            <text:p>-1.8902057449</text:p>
          </table:table-cell>
          <table:table-cell office:value-type="float" office:value="-2.59519590747225" calcext:value-type="float">
            <text:p>-2.5951959075</text:p>
          </table:table-cell>
          <table:table-cell office:value-type="float" office:value="-2.8913191091187" calcext:value-type="float">
            <text:p>-2.8913191091</text:p>
          </table:table-cell>
          <table:table-cell/>
        </table:table-row>
        <table:table-row table:style-name="ro1">
          <table:table-cell office:value-type="string" calcext:value-type="string">
            <text:p>voronoi_ellipse</text:p>
          </table:table-cell>
          <table:table-cell/>
          <table:table-cell office:value-type="float" office:value="-6.42107432553082" calcext:value-type="float">
            <text:p>-6.4210743255</text:p>
          </table:table-cell>
          <table:table-cell office:value-type="float" office:value="-3.5052132991488" calcext:value-type="float">
            <text:p>-3.5052132991</text:p>
          </table:table-cell>
          <table:table-cell office:value-type="float" office:value="-2.52752225332734" calcext:value-type="float">
            <text:p>-2.5275222533</text:p>
          </table:table-cell>
          <table:table-cell office:value-type="float" office:value="-3.82553099218072" calcext:value-type="float">
            <text:p>-3.8255309922</text:p>
          </table:table-cell>
          <table:table-cell office:value-type="float" office:value="-4.14218621207656" calcext:value-type="float">
            <text:p>-4.1421862121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DIFFEREN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ser 1</text:p>
          </table:table-cell>
          <table:table-cell office:value-type="string" calcext:value-type="string">
            <text:p>User 2</text:p>
          </table:table-cell>
          <table:table-cell office:value-type="string" calcext:value-type="string">
            <text:p>User 3</text:p>
          </table:table-cell>
          <table:table-cell office:value-type="string" calcext:value-type="string">
            <text:p>User 5</text:p>
          </table:table-cell>
          <table:table-cell office:value-type="string" calcext:value-type="string">
            <text:p>User 6</text:p>
          </table:table-cell>
          <table:table-cell/>
        </table:table-row>
        <table:table-row table:style-name="ro1">
          <table:table-cell office:value-type="string" calcext:value-type="string">
            <text:p>rssi_A1AP2</text:p>
          </table:table-cell>
          <table:table-cell/>
          <table:table-cell table:formula="of:=[.C23]-[.C3]" office:value-type="float" office:value="0.48641437640859" calcext:value-type="float">
            <text:p>0.4864143764</text:p>
          </table:table-cell>
          <table:table-cell table:formula="of:=[.D23]-[.D3]" office:value-type="float" office:value="-0.16744669021862" calcext:value-type="float">
            <text:p>-0.1674466902</text:p>
          </table:table-cell>
          <table:table-cell table:formula="of:=[.E23]-[.E3]" office:value-type="float" office:value="-0.0531494565820201" calcext:value-type="float">
            <text:p>-0.0531494566</text:p>
          </table:table-cell>
          <table:table-cell table:formula="of:=[.F23]-[.F3]" office:value-type="float" office:value="0.1264928825215" calcext:value-type="float">
            <text:p>0.1264928825</text:p>
          </table:table-cell>
          <table:table-cell table:formula="of:=[.G23]-[.G3]" office:value-type="float" office:value="0.0670180098726299" calcext:value-type="float">
            <text:p>0.0670180099</text:p>
          </table:table-cell>
          <table:table-cell/>
        </table:table-row>
        <table:table-row table:style-name="ro1">
          <table:table-cell office:value-type="string" calcext:value-type="string">
            <text:p>rssi_A2AP1</text:p>
          </table:table-cell>
          <table:table-cell/>
          <table:table-cell table:formula="of:=[.C24]-[.C4]" office:value-type="float" office:value="0.61894843350086" calcext:value-type="float">
            <text:p>0.6189484335</text:p>
          </table:table-cell>
          <table:table-cell table:formula="of:=[.D24]-[.D4]" office:value-type="float" office:value="-0.172422804350671" calcext:value-type="float">
            <text:p>-0.1724228044</text:p>
          </table:table-cell>
          <table:table-cell table:formula="of:=[.E24]-[.E4]" office:value-type="float" office:value="-0.11228030920082" calcext:value-type="float">
            <text:p>-0.1122803092</text:p>
          </table:table-cell>
          <table:table-cell table:formula="of:=[.F24]-[.F4]" office:value-type="float" office:value="0.17575284187477" calcext:value-type="float">
            <text:p>0.1757528419</text:p>
          </table:table-cell>
          <table:table-cell table:formula="of:=[.G24]-[.G4]" office:value-type="float" office:value="0.13226241184653" calcext:value-type="float">
            <text:p>0.1322624118</text:p>
          </table:table-cell>
          <table:table-cell/>
        </table:table-row>
        <table:table-row table:style-name="ro1">
          <table:table-cell office:value-type="string" calcext:value-type="string">
            <text:p>rssi_A3AP1</text:p>
          </table:table-cell>
          <table:table-cell/>
          <table:table-cell table:formula="of:=[.C25]-[.C5]" office:value-type="float" office:value="0.63536906024996" calcext:value-type="float">
            <text:p>0.6353690602</text:p>
          </table:table-cell>
          <table:table-cell table:formula="of:=[.D25]-[.D5]" office:value-type="float" office:value="-0.20321940032608" calcext:value-type="float">
            <text:p>-0.2032194003</text:p>
          </table:table-cell>
          <table:table-cell table:formula="of:=[.E25]-[.E5]" office:value-type="float" office:value="-0.15897924739984" calcext:value-type="float">
            <text:p>-0.1589792474</text:p>
          </table:table-cell>
          <table:table-cell table:formula="of:=[.F25]-[.F5]" office:value-type="float" office:value="0.16799438089177" calcext:value-type="float">
            <text:p>0.1679943809</text:p>
          </table:table-cell>
          <table:table-cell table:formula="of:=[.G25]-[.G5]" office:value-type="float" office:value="0.12140796251494" calcext:value-type="float">
            <text:p>0.1214079625</text:p>
          </table:table-cell>
          <table:table-cell/>
        </table:table-row>
        <table:table-row table:style-name="ro1">
          <table:table-cell office:value-type="string" calcext:value-type="string">
            <text:p>rssi_convexhull</text:p>
          </table:table-cell>
          <table:table-cell/>
          <table:table-cell table:formula="of:=[.C26]-[.C6]" office:value-type="float" office:value="0.5369067025236" calcext:value-type="float">
            <text:p>0.5369067025</text:p>
          </table:table-cell>
          <table:table-cell table:formula="of:=[.D26]-[.D6]" office:value-type="float" office:value="-0.22946819277899" calcext:value-type="float">
            <text:p>-0.2294681928</text:p>
          </table:table-cell>
          <table:table-cell table:formula="of:=[.E26]-[.E6]" office:value-type="float" office:value="0.0497447393529602" calcext:value-type="float">
            <text:p>0.0497447394</text:p>
          </table:table-cell>
          <table:table-cell table:formula="of:=[.F26]-[.F6]" office:value-type="float" office:value="0.19163125699018" calcext:value-type="float">
            <text:p>0.191631257</text:p>
          </table:table-cell>
          <table:table-cell table:formula="of:=[.G26]-[.G6]" office:value-type="float" office:value="0.19155721572815" calcext:value-type="float">
            <text:p>0.1915572157</text:p>
          </table:table-cell>
          <table:table-cell/>
        </table:table-row>
        <table:table-row table:style-name="ro1">
          <table:table-cell office:value-type="string" calcext:value-type="string">
            <text:p>rssi_default</text:p>
          </table:table-cell>
          <table:table-cell/>
          <table:table-cell table:formula="of:=[.C27]-[.C7]" office:value-type="float" office:value="0.5368082654406" calcext:value-type="float">
            <text:p>0.5368082654</text:p>
          </table:table-cell>
          <table:table-cell table:formula="of:=[.D27]-[.D7]" office:value-type="float" office:value="-0.229599680906601" calcext:value-type="float">
            <text:p>-0.2295996809</text:p>
          </table:table-cell>
          <table:table-cell table:formula="of:=[.E27]-[.E7]" office:value-type="float" office:value="0.0454131233857402" calcext:value-type="float">
            <text:p>0.0454131234</text:p>
          </table:table-cell>
          <table:table-cell table:formula="of:=[.F27]-[.F7]" office:value-type="float" office:value="0.19170984849766" calcext:value-type="float">
            <text:p>0.1917098485</text:p>
          </table:table-cell>
          <table:table-cell table:formula="of:=[.G27]-[.G7]" office:value-type="float" office:value="0.19161122330188" calcext:value-type="float">
            <text:p>0.1916112233</text:p>
          </table:table-cell>
          <table:table-cell/>
        </table:table-row>
        <table:table-row table:style-name="ro1">
          <table:table-cell office:value-type="string" calcext:value-type="string">
            <text:p>rssi_ellipse</text:p>
          </table:table-cell>
          <table:table-cell/>
          <table:table-cell table:formula="of:=[.C28]-[.C8]" office:value-type="float" office:value="0.878571272795861" calcext:value-type="float">
            <text:p>0.8785712728</text:p>
          </table:table-cell>
          <table:table-cell table:formula="of:=[.D28]-[.D8]" office:value-type="float" office:value="0.0459820423884905" calcext:value-type="float">
            <text:p>0.0459820424</text:p>
          </table:table-cell>
          <table:table-cell table:formula="of:=[.E28]-[.E8]" office:value-type="float" office:value="0.18130492853301" calcext:value-type="float">
            <text:p>0.1813049285</text:p>
          </table:table-cell>
          <table:table-cell table:formula="of:=[.F28]-[.F8]" office:value-type="float" office:value="0.455200313056039" calcext:value-type="float">
            <text:p>0.4552003131</text:p>
          </table:table-cell>
          <table:table-cell table:formula="of:=[.G28]-[.G8]" office:value-type="float" office:value="0.3770739367843" calcext:value-type="float">
            <text:p>0.3770739368</text:p>
          </table:table-cell>
          <table:table-cell/>
        </table:table-row>
        <table:table-row table:style-name="ro1">
          <table:table-cell office:value-type="string" calcext:value-type="string">
            <text:p>voronoi_A1AP2</text:p>
          </table:table-cell>
          <table:table-cell/>
          <table:table-cell table:formula="of:=[.C29]-[.C9]" office:value-type="float" office:value="0.3468320052408" calcext:value-type="float">
            <text:p>0.3468320052</text:p>
          </table:table-cell>
          <table:table-cell table:formula="of:=[.D29]-[.D9]" office:value-type="float" office:value="-0.0609183565115803" calcext:value-type="float">
            <text:p>-0.0609183565</text:p>
          </table:table-cell>
          <table:table-cell table:formula="of:=[.E29]-[.E9]" office:value-type="float" office:value="-0.0442206907807901" calcext:value-type="float">
            <text:p>-0.0442206908</text:p>
          </table:table-cell>
          <table:table-cell table:formula="of:=[.F29]-[.F9]" office:value-type="float" office:value="-0.0889800784504704" calcext:value-type="float">
            <text:p>-0.0889800785</text:p>
          </table:table-cell>
          <table:table-cell table:formula="of:=[.G29]-[.G9]" office:value-type="float" office:value="0.0272945750240501" calcext:value-type="float">
            <text:p>0.027294575</text:p>
          </table:table-cell>
          <table:table-cell/>
        </table:table-row>
        <table:table-row table:style-name="ro1">
          <table:table-cell office:value-type="string" calcext:value-type="string">
            <text:p>voronoi_A2AP1</text:p>
          </table:table-cell>
          <table:table-cell/>
          <table:table-cell table:formula="of:=[.C30]-[.C10]" office:value-type="float" office:value="0.33370182651978" calcext:value-type="float">
            <text:p>0.3337018265</text:p>
          </table:table-cell>
          <table:table-cell table:formula="of:=[.D30]-[.D10]" office:value-type="float" office:value="-0.12816931721418" calcext:value-type="float">
            <text:p>-0.1281693172</text:p>
          </table:table-cell>
          <table:table-cell table:formula="of:=[.E30]-[.E10]" office:value-type="float" office:value="-0.0371479223362803" calcext:value-type="float">
            <text:p>-0.0371479223</text:p>
          </table:table-cell>
          <table:table-cell table:formula="of:=[.F30]-[.F10]" office:value-type="float" office:value="-0.0743749820115198" calcext:value-type="float">
            <text:p>-0.074374982</text:p>
          </table:table-cell>
          <table:table-cell table:formula="of:=[.G30]-[.G10]" office:value-type="float" office:value="-0.01739301595275" calcext:value-type="float">
            <text:p>-0.017393016</text:p>
          </table:table-cell>
          <table:table-cell/>
        </table:table-row>
        <table:table-row table:style-name="ro1">
          <table:table-cell office:value-type="string" calcext:value-type="string">
            <text:p>voronoi_A3AP1</text:p>
          </table:table-cell>
          <table:table-cell/>
          <table:table-cell table:formula="of:=[.C31]-[.C11]" office:value-type="float" office:value="0.46451807438139" calcext:value-type="float">
            <text:p>0.4645180744</text:p>
          </table:table-cell>
          <table:table-cell table:formula="of:=[.D31]-[.D11]" office:value-type="float" office:value="-0.0730360196294502" calcext:value-type="float">
            <text:p>-0.0730360196</text:p>
          </table:table-cell>
          <table:table-cell table:formula="of:=[.E31]-[.E11]" office:value-type="float" office:value="0.0294147648669698" calcext:value-type="float">
            <text:p>0.0294147649</text:p>
          </table:table-cell>
          <table:table-cell table:formula="of:=[.F31]-[.F11]" office:value-type="float" office:value="0.0373162057003196" calcext:value-type="float">
            <text:p>0.0373162057</text:p>
          </table:table-cell>
          <table:table-cell table:formula="of:=[.G31]-[.G11]" office:value-type="float" office:value="0.0254054003377999" calcext:value-type="float">
            <text:p>0.0254054003</text:p>
          </table:table-cell>
          <table:table-cell/>
        </table:table-row>
        <table:table-row table:style-name="ro1">
          <table:table-cell office:value-type="string" calcext:value-type="string">
            <text:p>voronoi_convexhull</text:p>
          </table:table-cell>
          <table:table-cell/>
          <table:table-cell table:formula="of:=[.C32]-[.C12]" office:value-type="float" office:value="0.24958411828515" calcext:value-type="float">
            <text:p>0.2495841183</text:p>
          </table:table-cell>
          <table:table-cell table:formula="of:=[.D32]-[.D12]" office:value-type="float" office:value="-0.0431477211777995" calcext:value-type="float">
            <text:p>-0.0431477212</text:p>
          </table:table-cell>
          <table:table-cell table:formula="of:=[.E32]-[.E12]" office:value-type="float" office:value="-0.03811449287456" calcext:value-type="float">
            <text:p>-0.0381144929</text:p>
          </table:table-cell>
          <table:table-cell table:formula="of:=[.F32]-[.F12]" office:value-type="float" office:value="-0.0460489354703801" calcext:value-type="float">
            <text:p>-0.0460489355</text:p>
          </table:table-cell>
          <table:table-cell table:formula="of:=[.G32]-[.G12]" office:value-type="float" office:value="0.12205937523736" calcext:value-type="float">
            <text:p>0.1220593752</text:p>
          </table:table-cell>
          <table:table-cell/>
        </table:table-row>
        <table:table-row table:style-name="ro1">
          <table:table-cell office:value-type="string" calcext:value-type="string">
            <text:p>voronoi_default</text:p>
          </table:table-cell>
          <table:table-cell/>
          <table:table-cell table:formula="of:=[.C33]-[.C13]" office:value-type="float" office:value="0.24953903679485" calcext:value-type="float">
            <text:p>0.2495390368</text:p>
          </table:table-cell>
          <table:table-cell table:formula="of:=[.D33]-[.D13]" office:value-type="float" office:value="-0.0429364876403096" calcext:value-type="float">
            <text:p>-0.0429364876</text:p>
          </table:table-cell>
          <table:table-cell table:formula="of:=[.E33]-[.E13]" office:value-type="float" office:value="-0.03797179539595" calcext:value-type="float">
            <text:p>-0.0379717954</text:p>
          </table:table-cell>
          <table:table-cell table:formula="of:=[.F33]-[.F13]" office:value-type="float" office:value="-0.0459958538410401" calcext:value-type="float">
            <text:p>-0.0459958538</text:p>
          </table:table-cell>
          <table:table-cell table:formula="of:=[.G33]-[.G13]" office:value-type="float" office:value="0.12262937095959" calcext:value-type="float">
            <text:p>0.122629371</text:p>
          </table:table-cell>
          <table:table-cell/>
        </table:table-row>
        <table:table-row table:style-name="ro1">
          <table:table-cell office:value-type="string" calcext:value-type="string">
            <text:p>voronoi_ellipse</text:p>
          </table:table-cell>
          <table:table-cell/>
          <table:table-cell table:formula="of:=[.C34]-[.C14]" office:value-type="float" office:value="0.32596288130145" calcext:value-type="float">
            <text:p>0.3259628813</text:p>
          </table:table-cell>
          <table:table-cell table:formula="of:=[.D34]-[.D14]" office:value-type="float" office:value="-0.21243697850081" calcext:value-type="float">
            <text:p>-0.2124369785</text:p>
          </table:table-cell>
          <table:table-cell table:formula="of:=[.E34]-[.E14]" office:value-type="float" office:value="-0.22394440049072" calcext:value-type="float">
            <text:p>-0.2239444005</text:p>
          </table:table-cell>
          <table:table-cell table:formula="of:=[.F34]-[.F14]" office:value-type="float" office:value="-0.0331088739638399" calcext:value-type="float">
            <text:p>-0.033108874</text:p>
          </table:table-cell>
          <table:table-cell table:formula="of:=[.G34]-[.G14]" office:value-type="float" office:value="-0.0639097146628798" calcext:value-type="float">
            <text:p>-0.063909714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 style:data-style-name="N2" text:time-value="22:43:02.1411452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8-11T09:43:45.656707505</dc:date>
    <meta:editing-duration>PT14H38M39S</meta:editing-duration>
    <meta:editing-cycles>20</meta:editing-cycles>
    <meta:document-statistic meta:table-count="1" meta:cell-count="23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25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25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25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25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dash" draw:stroke-dash="Ultrafine_20_Dotted_20__28_var_29_" svg:stroke-width="0.025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25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25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314cm" svg:y="0.316cm" chart:style-name="ch2">
          <text:p>Likelihood of the cell plans per user with applying Bayesian overlapping (a)</text:p>
        </chart:title>
        <chart:legend chart:legend-position="end" svg:x="10.716cm" svg:y="1.09cm" style:legend-expansion="high" chart:style-name="ch3"/>
        <chart:plot-area chart:style-name="ch4" table:cell-range-address="likelihoods.A2:likelihoods.H14" chart:data-source-has-labels="both" svg:x="1.35cm" svg:y="1.301cm" svg:width="9.046cm" svg:height="6.519cm">
          <chartooo:coordinate-region svg:x="1.919cm" svg:y="1.531cm" svg:width="8.477cm" svg:height="6.059cm"/>
          <chart:axis chart:dimension="x" chart:name="primary-x" chart:style-name="ch5" chartooo:axis-type="auto">
            <chartooo:date-scale/>
            <chart:title svg:x="5.375cm" svg:y="8.001cm" chart:style-name="ch6">
              <text:p>Users</text:p>
            </chart:title>
            <chart:categories table:cell-range-address="likelihoods.B2:likelihoods.H2"/>
          </chart:axis>
          <chart:axis chart:dimension="y" chart:name="primary-y" chart:style-name="ch5">
            <chart:title svg:x="0.451cm" svg:y="7.051cm" chart:style-name="ch7">
              <text:p>Average likelihood of the cell plan</text:p>
            </chart:title>
            <chart:grid chart:style-name="ch8" chart:class="major"/>
          </chart:axis>
          <chart:series chart:style-name="ch9" chart:values-cell-range-address="likelihoods.B3:likelihoods.H3" chart:label-cell-address="likelihoods.A3:likelihoods.A3" chart:class="chart:line">
            <chart:data-point chart:repeated="7"/>
          </chart:series>
          <chart:series chart:style-name="ch10" chart:values-cell-range-address="likelihoods.B4:likelihoods.H4" chart:label-cell-address="likelihoods.A4:likelihoods.A4" chart:class="chart:line">
            <chart:data-point chart:repeated="7"/>
          </chart:series>
          <chart:series chart:style-name="ch11" chart:values-cell-range-address="likelihoods.B5:likelihoods.H5" chart:label-cell-address="likelihoods.A5:likelihoods.A5" chart:class="chart:line">
            <chart:data-point chart:repeated="7"/>
          </chart:series>
          <chart:series chart:style-name="ch12" chart:values-cell-range-address="likelihoods.B6:likelihoods.H6" chart:label-cell-address="likelihoods.A6:likelihoods.A6" chart:class="chart:line">
            <chart:data-point chart:repeated="7"/>
          </chart:series>
          <chart:series chart:style-name="ch13" chart:values-cell-range-address="likelihoods.B7:likelihoods.H7" chart:label-cell-address="likelihoods.A7:likelihoods.A7" chart:class="chart:line">
            <chart:data-point chart:repeated="7"/>
          </chart:series>
          <chart:series chart:style-name="ch14" chart:values-cell-range-address="likelihoods.B8:likelihoods.H8" chart:label-cell-address="likelihoods.A8:likelihoods.A8" chart:class="chart:line">
            <chart:data-point chart:repeated="7"/>
          </chart:series>
          <chart:series chart:style-name="ch15" chart:values-cell-range-address="likelihoods.B9:likelihoods.H9" chart:label-cell-address="likelihoods.A9:likelihoods.A9" chart:class="chart:line">
            <chart:data-point chart:repeated="7"/>
          </chart:series>
          <chart:series chart:style-name="ch16" chart:values-cell-range-address="likelihoods.B10:likelihoods.H10" chart:label-cell-address="likelihoods.A10:likelihoods.A10" chart:class="chart:line">
            <chart:data-point chart:repeated="7"/>
          </chart:series>
          <chart:series chart:style-name="ch17" chart:values-cell-range-address="likelihoods.B11:likelihoods.H11" chart:label-cell-address="likelihoods.A11:likelihoods.A11" chart:class="chart:line">
            <chart:data-point chart:repeated="7"/>
          </chart:series>
          <chart:series chart:style-name="ch18" chart:values-cell-range-address="likelihoods.B12:likelihoods.H12" chart:label-cell-address="likelihoods.A12:likelihoods.A12" chart:class="chart:line">
            <chart:data-point chart:repeated="7"/>
          </chart:series>
          <chart:series chart:style-name="ch19" chart:values-cell-range-address="likelihoods.B13:likelihoods.H13" chart:label-cell-address="likelihoods.A13:likelihoods.A13" chart:class="chart:line">
            <chart:data-point chart:repeated="7"/>
          </chart:series>
          <chart:series chart:style-name="ch20" chart:values-cell-range-address="likelihoods.B14:likelihoods.H14" chart:label-cell-address="likelihoods.A14:likelihoods.A14" chart:class="chart:line">
            <chart:data-point chart:repeated="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likelihoods.B2:likelihoods.H2</svg:desc>
                </draw:g>
              </table:table-cell>
              <table:table-cell office:value-type="string">
                <text:p>User 1</text:p>
              </table:table-cell>
              <table:table-cell office:value-type="string">
                <text:p>User 2</text:p>
              </table:table-cell>
              <table:table-cell office:value-type="string">
                <text:p>User 3</text:p>
              </table:table-cell>
              <table:table-cell office:value-type="string">
                <text:p>User 5</text:p>
              </table:table-cell>
              <table:table-cell office:value-type="string">
                <text:p>User 6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ssi_A1AP2</text:p>
                <draw:g>
                  <svg:desc>likelihoods.A3:likelihoods.A3</svg:desc>
                </draw:g>
              </table:table-cell>
              <table:table-cell office:value-type="float" office:value="NaN">
                <text:p>NaN</text:p>
                <draw:g>
                  <svg:desc>likelihoods.B3:likelihoods.H3</svg:desc>
                </draw:g>
              </table:table-cell>
              <table:table-cell office:value-type="float" office:value="-6.83616177988285">
                <text:p>-6.83616177988285</text:p>
              </table:table-cell>
              <table:table-cell office:value-type="float" office:value="-4.84351174977281">
                <text:p>-4.84351174977281</text:p>
              </table:table-cell>
              <table:table-cell office:value-type="float" office:value="-3.26492193234249">
                <text:p>-3.26492193234249</text:p>
              </table:table-cell>
              <table:table-cell office:value-type="float" office:value="-4.68354781007576">
                <text:p>-4.68354781007576</text:p>
              </table:table-cell>
              <table:table-cell office:value-type="float" office:value="-4.94406415464827">
                <text:p>-4.94406415464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ssi_A2AP1</text:p>
                <draw:g>
                  <svg:desc>likelihoods.A4:likelihoods.A4</svg:desc>
                </draw:g>
              </table:table-cell>
              <table:table-cell office:value-type="float" office:value="NaN">
                <text:p>NaN</text:p>
                <draw:g>
                  <svg:desc>likelihoods.B4:likelihoods.H4</svg:desc>
                </draw:g>
              </table:table-cell>
              <table:table-cell office:value-type="float" office:value="-7.01477114351843">
                <text:p>-7.01477114351843</text:p>
              </table:table-cell>
              <table:table-cell office:value-type="float" office:value="-4.81385286308624">
                <text:p>-4.81385286308624</text:p>
              </table:table-cell>
              <table:table-cell office:value-type="float" office:value="-3.10509480919254">
                <text:p>-3.10509480919254</text:p>
              </table:table-cell>
              <table:table-cell office:value-type="float" office:value="-3.99983587618564">
                <text:p>-3.99983587618564</text:p>
              </table:table-cell>
              <table:table-cell office:value-type="float" office:value="-4.15320653936379">
                <text:p>-4.15320653936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ssi_A3AP1</text:p>
                <draw:g>
                  <svg:desc>likelihoods.A5:likelihoods.A5</svg:desc>
                </draw:g>
              </table:table-cell>
              <table:table-cell office:value-type="float" office:value="NaN">
                <text:p>NaN</text:p>
                <draw:g>
                  <svg:desc>likelihoods.B5:likelihoods.H5</svg:desc>
                </draw:g>
              </table:table-cell>
              <table:table-cell office:value-type="float" office:value="-7.02284081714042">
                <text:p>-7.02284081714042</text:p>
              </table:table-cell>
              <table:table-cell office:value-type="float" office:value="-3.57008688486472">
                <text:p>-3.57008688486472</text:p>
              </table:table-cell>
              <table:table-cell office:value-type="float" office:value="-3.34267698189315">
                <text:p>-3.34267698189315</text:p>
              </table:table-cell>
              <table:table-cell office:value-type="float" office:value="-4.28425843550776">
                <text:p>-4.28425843550776</text:p>
              </table:table-cell>
              <table:table-cell office:value-type="float" office:value="-4.44075096565283">
                <text:p>-4.44075096565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ssi_convexhull</text:p>
                <draw:g>
                  <svg:desc>likelihoods.A6:likelihoods.A6</svg:desc>
                </draw:g>
              </table:table-cell>
              <table:table-cell office:value-type="float" office:value="NaN">
                <text:p>NaN</text:p>
                <draw:g>
                  <svg:desc>likelihoods.B6:likelihoods.H6</svg:desc>
                </draw:g>
              </table:table-cell>
              <table:table-cell office:value-type="float" office:value="-7.26652599126421">
                <text:p>-7.26652599126421</text:p>
              </table:table-cell>
              <table:table-cell office:value-type="float" office:value="-4.37838820244404">
                <text:p>-4.37838820244404</text:p>
              </table:table-cell>
              <table:table-cell office:value-type="float" office:value="-3.09038054964433">
                <text:p>-3.09038054964433</text:p>
              </table:table-cell>
              <table:table-cell office:value-type="float" office:value="-4.31463371615066">
                <text:p>-4.31463371615066</text:p>
              </table:table-cell>
              <table:table-cell office:value-type="float" office:value="-4.68149209070129">
                <text:p>-4.68149209070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ssi_default</text:p>
                <draw:g>
                  <svg:desc>likelihoods.A7:likelihoods.A7</svg:desc>
                </draw:g>
              </table:table-cell>
              <table:table-cell office:value-type="float" office:value="NaN">
                <text:p>NaN</text:p>
                <draw:g>
                  <svg:desc>likelihoods.B7:likelihoods.H7</svg:desc>
                </draw:g>
              </table:table-cell>
              <table:table-cell office:value-type="float" office:value="-7.2664345963485">
                <text:p>-7.2664345963485</text:p>
              </table:table-cell>
              <table:table-cell office:value-type="float" office:value="-4.37831361395803">
                <text:p>-4.37831361395803</text:p>
              </table:table-cell>
              <table:table-cell office:value-type="float" office:value="-3.09033237157259">
                <text:p>-3.09033237157259</text:p>
              </table:table-cell>
              <table:table-cell office:value-type="float" office:value="-4.31461858288741">
                <text:p>-4.31461858288741</text:p>
              </table:table-cell>
              <table:table-cell office:value-type="float" office:value="-4.68147349454524">
                <text:p>-4.68147349454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ssi_ellipse</text:p>
                <draw:g>
                  <svg:desc>likelihoods.A8:likelihoods.A8</svg:desc>
                </draw:g>
              </table:table-cell>
              <table:table-cell office:value-type="float" office:value="NaN">
                <text:p>NaN</text:p>
                <draw:g>
                  <svg:desc>likelihoods.B8:likelihoods.H8</svg:desc>
                </draw:g>
              </table:table-cell>
              <table:table-cell office:value-type="float" office:value="-8.31816874210288">
                <text:p>-8.31816874210288</text:p>
              </table:table-cell>
              <table:table-cell office:value-type="float" office:value="-7.64623496852312">
                <text:p>-7.64623496852312</text:p>
              </table:table-cell>
              <table:table-cell office:value-type="float" office:value="-3.18756599075691">
                <text:p>-3.18756599075691</text:p>
              </table:table-cell>
              <table:table-cell office:value-type="float" office:value="-4.13689495730025">
                <text:p>-4.13689495730025</text:p>
              </table:table-cell>
              <table:table-cell office:value-type="float" office:value="-4.38804792893816">
                <text:p>-4.38804792893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oronoi_A1AP2</text:p>
                <draw:g>
                  <svg:desc>likelihoods.A9:likelihoods.A9</svg:desc>
                </draw:g>
              </table:table-cell>
              <table:table-cell office:value-type="float" office:value="NaN">
                <text:p>NaN</text:p>
                <draw:g>
                  <svg:desc>likelihoods.B9:likelihoods.H9</svg:desc>
                </draw:g>
              </table:table-cell>
              <table:table-cell office:value-type="float" office:value="-6.82628032220682">
                <text:p>-6.82628032220682</text:p>
              </table:table-cell>
              <table:table-cell office:value-type="float" office:value="-4.53099200425819">
                <text:p>-4.53099200425819</text:p>
              </table:table-cell>
              <table:table-cell office:value-type="float" office:value="-2.25634191202471">
                <text:p>-2.25634191202471</text:p>
              </table:table-cell>
              <table:table-cell office:value-type="float" office:value="-3.03615131010299">
                <text:p>-3.03615131010299</text:p>
              </table:table-cell>
              <table:table-cell office:value-type="float" office:value="-3.38570170306718">
                <text:p>-3.38570170306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oronoi_A2AP1</text:p>
                <draw:g>
                  <svg:desc>likelihoods.A10:likelihoods.A10</svg:desc>
                </draw:g>
              </table:table-cell>
              <table:table-cell office:value-type="float" office:value="NaN">
                <text:p>NaN</text:p>
                <draw:g>
                  <svg:desc>likelihoods.B10:likelihoods.H10</svg:desc>
                </draw:g>
              </table:table-cell>
              <table:table-cell office:value-type="float" office:value="-6.75874966271065">
                <text:p>-6.75874966271065</text:p>
              </table:table-cell>
              <table:table-cell office:value-type="float" office:value="-2.73693357994512">
                <text:p>-2.73693357994512</text:p>
              </table:table-cell>
              <table:table-cell office:value-type="float" office:value="-2.20730612005847">
                <text:p>-2.20730612005847</text:p>
              </table:table-cell>
              <table:table-cell office:value-type="float" office:value="-2.91273171808574">
                <text:p>-2.91273171808574</text:p>
              </table:table-cell>
              <table:table-cell office:value-type="float" office:value="-3.19888279820231">
                <text:p>-3.19888279820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oronoi_A3AP1</text:p>
                <draw:g>
                  <svg:desc>likelihoods.A11:likelihoods.A11</svg:desc>
                </draw:g>
              </table:table-cell>
              <table:table-cell office:value-type="float" office:value="NaN">
                <text:p>NaN</text:p>
                <draw:g>
                  <svg:desc>likelihoods.B11:likelihoods.H11</svg:desc>
                </draw:g>
              </table:table-cell>
              <table:table-cell office:value-type="float" office:value="-6.7749333833996">
                <text:p>-6.7749333833996</text:p>
              </table:table-cell>
              <table:table-cell office:value-type="float" office:value="-3.14243216385069">
                <text:p>-3.14243216385069</text:p>
              </table:table-cell>
              <table:table-cell office:value-type="float" office:value="-2.64697454415286">
                <text:p>-2.64697454415286</text:p>
              </table:table-cell>
              <table:table-cell office:value-type="float" office:value="-3.455508622507">
                <text:p>-3.455508622507</text:p>
              </table:table-cell>
              <table:table-cell office:value-type="float" office:value="-3.66248867997278">
                <text:p>-3.66248867997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oronoi_convexhull</text:p>
                <draw:g>
                  <svg:desc>likelihoods.A12:likelihoods.A12</svg:desc>
                </draw:g>
              </table:table-cell>
              <table:table-cell office:value-type="float" office:value="NaN">
                <text:p>NaN</text:p>
                <draw:g>
                  <svg:desc>likelihoods.B12:likelihoods.H12</svg:desc>
                </draw:g>
              </table:table-cell>
              <table:table-cell office:value-type="float" office:value="-7.29796764008747">
                <text:p>-7.29796764008747</text:p>
              </table:table-cell>
              <table:table-cell office:value-type="float" office:value="-4.13357687689753">
                <text:p>-4.13357687689753</text:p>
              </table:table-cell>
              <table:table-cell office:value-type="float" office:value="-1.85217220570528">
                <text:p>-1.85217220570528</text:p>
              </table:table-cell>
              <table:table-cell office:value-type="float" office:value="-2.54914512395748">
                <text:p>-2.54914512395748</text:p>
              </table:table-cell>
              <table:table-cell office:value-type="float" office:value="-3.01310645699911">
                <text:p>-3.01310645699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oronoi_default</text:p>
                <draw:g>
                  <svg:desc>likelihoods.A13:likelihoods.A13</svg:desc>
                </draw:g>
              </table:table-cell>
              <table:table-cell office:value-type="float" office:value="NaN">
                <text:p>NaN</text:p>
                <draw:g>
                  <svg:desc>likelihoods.B13:likelihoods.H13</svg:desc>
                </draw:g>
              </table:table-cell>
              <table:table-cell office:value-type="float" office:value="-7.29797056188744">
                <text:p>-7.29797056188744</text:p>
              </table:table-cell>
              <table:table-cell office:value-type="float" office:value="-4.13374155193417">
                <text:p>-4.13374155193417</text:p>
              </table:table-cell>
              <table:table-cell office:value-type="float" office:value="-1.8522339494585">
                <text:p>-1.8522339494585</text:p>
              </table:table-cell>
              <table:table-cell office:value-type="float" office:value="-2.54920005363121">
                <text:p>-2.54920005363121</text:p>
              </table:table-cell>
              <table:table-cell office:value-type="float" office:value="-3.01394848007829">
                <text:p>-3.01394848007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oronoi_ellipse</text:p>
                <draw:g>
                  <svg:desc>likelihoods.A14:likelihoods.A14</svg:desc>
                </draw:g>
              </table:table-cell>
              <table:table-cell office:value-type="float" office:value="NaN">
                <text:p>NaN</text:p>
                <draw:g>
                  <svg:desc>likelihoods.B14:likelihoods.H14</svg:desc>
                </draw:g>
              </table:table-cell>
              <table:table-cell office:value-type="float" office:value="-6.74703720683227">
                <text:p>-6.74703720683227</text:p>
              </table:table-cell>
              <table:table-cell office:value-type="float" office:value="-3.29277632064799">
                <text:p>-3.29277632064799</text:p>
              </table:table-cell>
              <table:table-cell office:value-type="float" office:value="-2.30357785283662">
                <text:p>-2.30357785283662</text:p>
              </table:table-cell>
              <table:table-cell office:value-type="float" office:value="-3.79242211821688">
                <text:p>-3.79242211821688</text:p>
              </table:table-cell>
              <table:table-cell office:value-type="float" office:value="-4.07827649741368">
                <text:p>-4.0782764974136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25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25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25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25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25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25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25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-0.003cm" svg:y="0.316cm" chart:style-name="ch2">
          <text:p>Likelihood of the cell plans per user without applying Bayesian overlapping (b)</text:p>
        </chart:title>
        <chart:legend chart:legend-position="end" svg:x="11.516cm" svg:y="1.09cm" style:legend-expansion="high" chart:style-name="ch3"/>
        <chart:plot-area chart:style-name="ch4" table:cell-range-address="likelihoods.A22:likelihoods.H34" chart:data-source-has-labels="both" svg:x="1.35cm" svg:y="1.301cm" svg:width="9.846cm" svg:height="6.519cm">
          <chartooo:coordinate-region svg:x="1.919cm" svg:y="1.531cm" svg:width="9.277cm" svg:height="6.059cm"/>
          <chart:axis chart:dimension="x" chart:name="primary-x" chart:style-name="ch5" chartooo:axis-type="auto">
            <chartooo:date-scale/>
            <chart:title svg:x="5.775cm" svg:y="8.001cm" chart:style-name="ch6">
              <text:p>Users</text:p>
            </chart:title>
            <chart:categories table:cell-range-address="likelihoods.B22:likelihoods.H22"/>
          </chart:axis>
          <chart:axis chart:dimension="y" chart:name="primary-y" chart:style-name="ch5">
            <chart:title svg:x="0.451cm" svg:y="7.051cm" chart:style-name="ch7">
              <text:p>Average likelihood of the cell plan</text:p>
            </chart:title>
            <chart:grid chart:style-name="ch8" chart:class="major"/>
          </chart:axis>
          <chart:series chart:style-name="ch9" chart:values-cell-range-address="likelihoods.B23:likelihoods.H23" chart:label-cell-address="likelihoods.A23:likelihoods.A23" chart:class="chart:line">
            <chart:data-point chart:repeated="7"/>
          </chart:series>
          <chart:series chart:style-name="ch10" chart:values-cell-range-address="likelihoods.B24:likelihoods.H24" chart:label-cell-address="likelihoods.A24:likelihoods.A24" chart:class="chart:line">
            <chart:data-point chart:repeated="7"/>
          </chart:series>
          <chart:series chart:style-name="ch11" chart:values-cell-range-address="likelihoods.B25:likelihoods.H25" chart:label-cell-address="likelihoods.A25:likelihoods.A25" chart:class="chart:line">
            <chart:data-point chart:repeated="7"/>
          </chart:series>
          <chart:series chart:style-name="ch12" chart:values-cell-range-address="likelihoods.B26:likelihoods.H26" chart:label-cell-address="likelihoods.A26:likelihoods.A26" chart:class="chart:line">
            <chart:data-point chart:repeated="7"/>
          </chart:series>
          <chart:series chart:style-name="ch13" chart:values-cell-range-address="likelihoods.B27:likelihoods.H27" chart:label-cell-address="likelihoods.A27:likelihoods.A27" chart:class="chart:line">
            <chart:data-point chart:repeated="7"/>
          </chart:series>
          <chart:series chart:style-name="ch14" chart:values-cell-range-address="likelihoods.B28:likelihoods.H28" chart:label-cell-address="likelihoods.A28:likelihoods.A28" chart:class="chart:line">
            <chart:data-point chart:repeated="7"/>
          </chart:series>
          <chart:series chart:style-name="ch15" chart:values-cell-range-address="likelihoods.B29:likelihoods.H29" chart:label-cell-address="likelihoods.A29:likelihoods.A29" chart:class="chart:line">
            <chart:data-point chart:repeated="7"/>
          </chart:series>
          <chart:series chart:style-name="ch16" chart:values-cell-range-address="likelihoods.B30:likelihoods.H30" chart:label-cell-address="likelihoods.A30:likelihoods.A30" chart:class="chart:line">
            <chart:data-point chart:repeated="7"/>
          </chart:series>
          <chart:series chart:style-name="ch17" chart:values-cell-range-address="likelihoods.B31:likelihoods.H31" chart:label-cell-address="likelihoods.A31:likelihoods.A31" chart:class="chart:line">
            <chart:data-point chart:repeated="7"/>
          </chart:series>
          <chart:series chart:style-name="ch18" chart:values-cell-range-address="likelihoods.B32:likelihoods.H32" chart:label-cell-address="likelihoods.A32:likelihoods.A32" chart:class="chart:line">
            <chart:data-point chart:repeated="7"/>
          </chart:series>
          <chart:series chart:style-name="ch19" chart:values-cell-range-address="likelihoods.B33:likelihoods.H33" chart:label-cell-address="likelihoods.A33:likelihoods.A33" chart:class="chart:line">
            <chart:data-point chart:repeated="7"/>
          </chart:series>
          <chart:series chart:style-name="ch20" chart:values-cell-range-address="likelihoods.B34:likelihoods.H34" chart:label-cell-address="likelihoods.A34:likelihoods.A34" chart:class="chart:line">
            <chart:data-point chart:repeated="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likelihoods.B22:likelihoods.H22</svg:desc>
                </draw:g>
              </table:table-cell>
              <table:table-cell office:value-type="string">
                <text:p>User 1</text:p>
              </table:table-cell>
              <table:table-cell office:value-type="string">
                <text:p>User 2</text:p>
              </table:table-cell>
              <table:table-cell office:value-type="string">
                <text:p>User 3</text:p>
              </table:table-cell>
              <table:table-cell office:value-type="string">
                <text:p>User 5</text:p>
              </table:table-cell>
              <table:table-cell office:value-type="string">
                <text:p>User 6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ssi_A1AP2</text:p>
                <draw:g>
                  <svg:desc>likelihoods.A23:likelihoods.A23</svg:desc>
                </draw:g>
              </table:table-cell>
              <table:table-cell office:value-type="float" office:value="NaN">
                <text:p>NaN</text:p>
                <draw:g>
                  <svg:desc>likelihoods.B23:likelihoods.H23</svg:desc>
                </draw:g>
              </table:table-cell>
              <table:table-cell office:value-type="float" office:value="-6.34974740347426">
                <text:p>-6.34974740347426</text:p>
              </table:table-cell>
              <table:table-cell office:value-type="float" office:value="-5.01095843999143">
                <text:p>-5.01095843999143</text:p>
              </table:table-cell>
              <table:table-cell office:value-type="float" office:value="-3.31807138892451">
                <text:p>-3.31807138892451</text:p>
              </table:table-cell>
              <table:table-cell office:value-type="float" office:value="-4.55705492755426">
                <text:p>-4.55705492755426</text:p>
              </table:table-cell>
              <table:table-cell office:value-type="float" office:value="-4.87704614477564">
                <text:p>-4.87704614477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ssi_A2AP1</text:p>
                <draw:g>
                  <svg:desc>likelihoods.A24:likelihoods.A24</svg:desc>
                </draw:g>
              </table:table-cell>
              <table:table-cell office:value-type="float" office:value="NaN">
                <text:p>NaN</text:p>
                <draw:g>
                  <svg:desc>likelihoods.B24:likelihoods.H24</svg:desc>
                </draw:g>
              </table:table-cell>
              <table:table-cell office:value-type="float" office:value="-6.39582271001757">
                <text:p>-6.39582271001757</text:p>
              </table:table-cell>
              <table:table-cell office:value-type="float" office:value="-4.98627566743691">
                <text:p>-4.98627566743691</text:p>
              </table:table-cell>
              <table:table-cell office:value-type="float" office:value="-3.21737511839336">
                <text:p>-3.21737511839336</text:p>
              </table:table-cell>
              <table:table-cell office:value-type="float" office:value="-3.82408303431087">
                <text:p>-3.82408303431087</text:p>
              </table:table-cell>
              <table:table-cell office:value-type="float" office:value="-4.02094412751726">
                <text:p>-4.02094412751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ssi_A3AP1</text:p>
                <draw:g>
                  <svg:desc>likelihoods.A25:likelihoods.A25</svg:desc>
                </draw:g>
              </table:table-cell>
              <table:table-cell office:value-type="float" office:value="NaN">
                <text:p>NaN</text:p>
                <draw:g>
                  <svg:desc>likelihoods.B25:likelihoods.H25</svg:desc>
                </draw:g>
              </table:table-cell>
              <table:table-cell office:value-type="float" office:value="-6.38747175689046">
                <text:p>-6.38747175689046</text:p>
              </table:table-cell>
              <table:table-cell office:value-type="float" office:value="-3.7733062851908">
                <text:p>-3.7733062851908</text:p>
              </table:table-cell>
              <table:table-cell office:value-type="float" office:value="-3.50165622929299">
                <text:p>-3.50165622929299</text:p>
              </table:table-cell>
              <table:table-cell office:value-type="float" office:value="-4.11626405461599">
                <text:p>-4.11626405461599</text:p>
              </table:table-cell>
              <table:table-cell office:value-type="float" office:value="-4.31934300313789">
                <text:p>-4.31934300313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ssi_convexhull</text:p>
                <draw:g>
                  <svg:desc>likelihoods.A26:likelihoods.A26</svg:desc>
                </draw:g>
              </table:table-cell>
              <table:table-cell office:value-type="float" office:value="NaN">
                <text:p>NaN</text:p>
                <draw:g>
                  <svg:desc>likelihoods.B26:likelihoods.H26</svg:desc>
                </draw:g>
              </table:table-cell>
              <table:table-cell office:value-type="float" office:value="-6.72961928874061">
                <text:p>-6.72961928874061</text:p>
              </table:table-cell>
              <table:table-cell office:value-type="float" office:value="-4.60785639522303">
                <text:p>-4.60785639522303</text:p>
              </table:table-cell>
              <table:table-cell office:value-type="float" office:value="-3.04063581029137">
                <text:p>-3.04063581029137</text:p>
              </table:table-cell>
              <table:table-cell office:value-type="float" office:value="-4.12300245916048">
                <text:p>-4.12300245916048</text:p>
              </table:table-cell>
              <table:table-cell office:value-type="float" office:value="-4.48993487497314">
                <text:p>-4.48993487497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ssi_default</text:p>
                <draw:g>
                  <svg:desc>likelihoods.A27:likelihoods.A27</svg:desc>
                </draw:g>
              </table:table-cell>
              <table:table-cell office:value-type="float" office:value="NaN">
                <text:p>NaN</text:p>
                <draw:g>
                  <svg:desc>likelihoods.B27:likelihoods.H27</svg:desc>
                </draw:g>
              </table:table-cell>
              <table:table-cell office:value-type="float" office:value="-6.7296263309079">
                <text:p>-6.7296263309079</text:p>
              </table:table-cell>
              <table:table-cell office:value-type="float" office:value="-4.60791329486463">
                <text:p>-4.60791329486463</text:p>
              </table:table-cell>
              <table:table-cell office:value-type="float" office:value="-3.04491924818685">
                <text:p>-3.04491924818685</text:p>
              </table:table-cell>
              <table:table-cell office:value-type="float" office:value="-4.12290873438975">
                <text:p>-4.12290873438975</text:p>
              </table:table-cell>
              <table:table-cell office:value-type="float" office:value="-4.48986227124336">
                <text:p>-4.48986227124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ssi_ellipse</text:p>
                <draw:g>
                  <svg:desc>likelihoods.A28:likelihoods.A28</svg:desc>
                </draw:g>
              </table:table-cell>
              <table:table-cell office:value-type="float" office:value="NaN">
                <text:p>NaN</text:p>
                <draw:g>
                  <svg:desc>likelihoods.B28:likelihoods.H28</svg:desc>
                </draw:g>
              </table:table-cell>
              <table:table-cell office:value-type="float" office:value="-7.43959746930702">
                <text:p>-7.43959746930702</text:p>
              </table:table-cell>
              <table:table-cell office:value-type="float" office:value="-7.60025292613463">
                <text:p>-7.60025292613463</text:p>
              </table:table-cell>
              <table:table-cell office:value-type="float" office:value="-3.0062610622239">
                <text:p>-3.0062610622239</text:p>
              </table:table-cell>
              <table:table-cell office:value-type="float" office:value="-3.68169464424421">
                <text:p>-3.68169464424421</text:p>
              </table:table-cell>
              <table:table-cell office:value-type="float" office:value="-4.01097399215386">
                <text:p>-4.01097399215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oronoi_A1AP2</text:p>
                <draw:g>
                  <svg:desc>likelihoods.A29:likelihoods.A29</svg:desc>
                </draw:g>
              </table:table-cell>
              <table:table-cell office:value-type="float" office:value="NaN">
                <text:p>NaN</text:p>
                <draw:g>
                  <svg:desc>likelihoods.B29:likelihoods.H29</svg:desc>
                </draw:g>
              </table:table-cell>
              <table:table-cell office:value-type="float" office:value="-6.47944831696602">
                <text:p>-6.47944831696602</text:p>
              </table:table-cell>
              <table:table-cell office:value-type="float" office:value="-4.59191036076977">
                <text:p>-4.59191036076977</text:p>
              </table:table-cell>
              <table:table-cell office:value-type="float" office:value="-2.3005626028055">
                <text:p>-2.3005626028055</text:p>
              </table:table-cell>
              <table:table-cell office:value-type="float" office:value="-3.12513138855346">
                <text:p>-3.12513138855346</text:p>
              </table:table-cell>
              <table:table-cell office:value-type="float" office:value="-3.35840712804313">
                <text:p>-3.35840712804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oronoi_A2AP1</text:p>
                <draw:g>
                  <svg:desc>likelihoods.A30:likelihoods.A30</svg:desc>
                </draw:g>
              </table:table-cell>
              <table:table-cell office:value-type="float" office:value="NaN">
                <text:p>NaN</text:p>
                <draw:g>
                  <svg:desc>likelihoods.B30:likelihoods.H30</svg:desc>
                </draw:g>
              </table:table-cell>
              <table:table-cell office:value-type="float" office:value="-6.42504783619087">
                <text:p>-6.42504783619087</text:p>
              </table:table-cell>
              <table:table-cell office:value-type="float" office:value="-2.8651028971593">
                <text:p>-2.8651028971593</text:p>
              </table:table-cell>
              <table:table-cell office:value-type="float" office:value="-2.24445404239475">
                <text:p>-2.24445404239475</text:p>
              </table:table-cell>
              <table:table-cell office:value-type="float" office:value="-2.98710670009726">
                <text:p>-2.98710670009726</text:p>
              </table:table-cell>
              <table:table-cell office:value-type="float" office:value="-3.21627581415506">
                <text:p>-3.21627581415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oronoi_A3AP1</text:p>
                <draw:g>
                  <svg:desc>likelihoods.A31:likelihoods.A31</svg:desc>
                </draw:g>
              </table:table-cell>
              <table:table-cell office:value-type="float" office:value="NaN">
                <text:p>NaN</text:p>
                <draw:g>
                  <svg:desc>likelihoods.B31:likelihoods.H31</svg:desc>
                </draw:g>
              </table:table-cell>
              <table:table-cell office:value-type="float" office:value="-6.31041530901821">
                <text:p>-6.31041530901821</text:p>
              </table:table-cell>
              <table:table-cell office:value-type="float" office:value="-3.21546818348014">
                <text:p>-3.21546818348014</text:p>
              </table:table-cell>
              <table:table-cell office:value-type="float" office:value="-2.61755977928589">
                <text:p>-2.61755977928589</text:p>
              </table:table-cell>
              <table:table-cell office:value-type="float" office:value="-3.41819241680668">
                <text:p>-3.41819241680668</text:p>
              </table:table-cell>
              <table:table-cell office:value-type="float" office:value="-3.63708327963498">
                <text:p>-3.63708327963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oronoi_convexhull</text:p>
                <draw:g>
                  <svg:desc>likelihoods.A32:likelihoods.A32</svg:desc>
                </draw:g>
              </table:table-cell>
              <table:table-cell office:value-type="float" office:value="NaN">
                <text:p>NaN</text:p>
                <draw:g>
                  <svg:desc>likelihoods.B32:likelihoods.H32</svg:desc>
                </draw:g>
              </table:table-cell>
              <table:table-cell office:value-type="float" office:value="-7.04838352180232">
                <text:p>-7.04838352180232</text:p>
              </table:table-cell>
              <table:table-cell office:value-type="float" office:value="-4.17672459807533">
                <text:p>-4.17672459807533</text:p>
              </table:table-cell>
              <table:table-cell office:value-type="float" office:value="-1.89028669857984">
                <text:p>-1.89028669857984</text:p>
              </table:table-cell>
              <table:table-cell office:value-type="float" office:value="-2.59519405942786">
                <text:p>-2.59519405942786</text:p>
              </table:table-cell>
              <table:table-cell office:value-type="float" office:value="-2.89104708176175">
                <text:p>-2.89104708176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oronoi_default</text:p>
                <draw:g>
                  <svg:desc>likelihoods.A33:likelihoods.A33</svg:desc>
                </draw:g>
              </table:table-cell>
              <table:table-cell office:value-type="float" office:value="NaN">
                <text:p>NaN</text:p>
                <draw:g>
                  <svg:desc>likelihoods.B33:likelihoods.H33</svg:desc>
                </draw:g>
              </table:table-cell>
              <table:table-cell office:value-type="float" office:value="-7.04843152509259">
                <text:p>-7.04843152509259</text:p>
              </table:table-cell>
              <table:table-cell office:value-type="float" office:value="-4.17667803957448">
                <text:p>-4.17667803957448</text:p>
              </table:table-cell>
              <table:table-cell office:value-type="float" office:value="-1.89020574485445">
                <text:p>-1.89020574485445</text:p>
              </table:table-cell>
              <table:table-cell office:value-type="float" office:value="-2.59519590747225">
                <text:p>-2.59519590747225</text:p>
              </table:table-cell>
              <table:table-cell office:value-type="float" office:value="-2.8913191091187">
                <text:p>-2.8913191091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oronoi_ellipse</text:p>
                <draw:g>
                  <svg:desc>likelihoods.A34:likelihoods.A34</svg:desc>
                </draw:g>
              </table:table-cell>
              <table:table-cell office:value-type="float" office:value="NaN">
                <text:p>NaN</text:p>
                <draw:g>
                  <svg:desc>likelihoods.B34:likelihoods.H34</svg:desc>
                </draw:g>
              </table:table-cell>
              <table:table-cell office:value-type="float" office:value="-6.42107432553082">
                <text:p>-6.42107432553082</text:p>
              </table:table-cell>
              <table:table-cell office:value-type="float" office:value="-3.5052132991488">
                <text:p>-3.5052132991488</text:p>
              </table:table-cell>
              <table:table-cell office:value-type="float" office:value="-2.52752225332734">
                <text:p>-2.52752225332734</text:p>
              </table:table-cell>
              <table:table-cell office:value-type="float" office:value="-3.82553099218072">
                <text:p>-3.82553099218072</text:p>
              </table:table-cell>
              <table:table-cell office:value-type="float" office:value="-4.14218621207656">
                <text:p>-4.1421862120765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.4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25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25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25cm" svg:stroke-color="#83caff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25cm" svg:stroke-color="#314004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25cm" svg:stroke-color="#aecf00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25cm" svg:stroke-color="#4b1f6f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25cm" svg:stroke-color="#ff950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25cm" svg:stroke-color="#c5000b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25cm" svg:stroke-color="#0084d1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531cm" svg:y="0.316cm" chart:style-name="ch2">
          <text:p>Likelihood without Bayesian minus likelihood with Bayesian (c)</text:p>
        </chart:title>
        <chart:legend chart:legend-position="end" svg:x="11.516cm" svg:y="1.09cm" style:legend-expansion="high" chart:style-name="ch3"/>
        <chart:plot-area chart:style-name="ch4" table:cell-range-address="likelihoods.A38:likelihoods.H50" chart:data-source-has-labels="both" svg:x="1.35cm" svg:y="1.301cm" svg:width="9.846cm" svg:height="6.519cm">
          <chartooo:coordinate-region svg:x="2.236cm" svg:y="1.531cm" svg:width="8.96cm" svg:height="5.58cm"/>
          <chart:axis chart:dimension="x" chart:name="primary-x" chart:style-name="ch5" chartooo:axis-type="auto">
            <chartooo:date-scale/>
            <chart:title svg:x="5.775cm" svg:y="8.001cm" chart:style-name="ch6">
              <text:p>Users</text:p>
            </chart:title>
            <chart:categories table:cell-range-address="likelihoods.B38:likelihoods.H38"/>
          </chart:axis>
          <chart:axis chart:dimension="y" chart:name="primary-y" chart:style-name="ch7">
            <chart:title svg:x="0.451cm" svg:y="6.099cm" chart:style-name="ch8">
              <text:p>Likelihood difference</text:p>
            </chart:title>
            <chart:grid chart:style-name="ch9" chart:class="major"/>
          </chart:axis>
          <chart:series chart:style-name="ch10" chart:values-cell-range-address="likelihoods.B39:likelihoods.H39" chart:label-cell-address="likelihoods.A39:likelihoods.A39" chart:class="chart:line">
            <chart:data-point chart:repeated="7"/>
          </chart:series>
          <chart:series chart:style-name="ch11" chart:values-cell-range-address="likelihoods.B40:likelihoods.H40" chart:label-cell-address="likelihoods.A40:likelihoods.A40" chart:class="chart:line">
            <chart:data-point chart:repeated="7"/>
          </chart:series>
          <chart:series chart:style-name="ch12" chart:values-cell-range-address="likelihoods.B41:likelihoods.H41" chart:label-cell-address="likelihoods.A41:likelihoods.A41" chart:class="chart:line">
            <chart:data-point chart:repeated="7"/>
          </chart:series>
          <chart:series chart:style-name="ch13" chart:values-cell-range-address="likelihoods.B42:likelihoods.H42" chart:label-cell-address="likelihoods.A42:likelihoods.A42" chart:class="chart:line">
            <chart:data-point chart:repeated="7"/>
          </chart:series>
          <chart:series chart:style-name="ch14" chart:values-cell-range-address="likelihoods.B43:likelihoods.H43" chart:label-cell-address="likelihoods.A43:likelihoods.A43" chart:class="chart:line">
            <chart:data-point chart:repeated="7"/>
          </chart:series>
          <chart:series chart:style-name="ch15" chart:values-cell-range-address="likelihoods.B44:likelihoods.H44" chart:label-cell-address="likelihoods.A44:likelihoods.A44" chart:class="chart:line">
            <chart:data-point chart:repeated="7"/>
          </chart:series>
          <chart:series chart:style-name="ch16" chart:values-cell-range-address="likelihoods.B45:likelihoods.H45" chart:label-cell-address="likelihoods.A45:likelihoods.A45" chart:class="chart:line">
            <chart:data-point chart:repeated="7"/>
          </chart:series>
          <chart:series chart:style-name="ch17" chart:values-cell-range-address="likelihoods.B46:likelihoods.H46" chart:label-cell-address="likelihoods.A46:likelihoods.A46" chart:class="chart:line">
            <chart:data-point chart:repeated="7"/>
          </chart:series>
          <chart:series chart:style-name="ch18" chart:values-cell-range-address="likelihoods.B47:likelihoods.H47" chart:label-cell-address="likelihoods.A47:likelihoods.A47" chart:class="chart:line">
            <chart:data-point chart:repeated="7"/>
          </chart:series>
          <chart:series chart:style-name="ch19" chart:values-cell-range-address="likelihoods.B48:likelihoods.H48" chart:label-cell-address="likelihoods.A48:likelihoods.A48" chart:class="chart:line">
            <chart:data-point chart:repeated="7"/>
          </chart:series>
          <chart:series chart:style-name="ch20" chart:values-cell-range-address="likelihoods.B49:likelihoods.H49" chart:label-cell-address="likelihoods.A49:likelihoods.A49" chart:class="chart:line">
            <chart:data-point chart:repeated="7"/>
          </chart:series>
          <chart:series chart:style-name="ch21" chart:values-cell-range-address="likelihoods.B50:likelihoods.H50" chart:label-cell-address="likelihoods.A50:likelihoods.A50" chart:class="chart:line">
            <chart:data-point chart:repeated="7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likelihoods.B38:likelihoods.H38</svg:desc>
                </draw:g>
              </table:table-cell>
              <table:table-cell office:value-type="string">
                <text:p>User 1</text:p>
              </table:table-cell>
              <table:table-cell office:value-type="string">
                <text:p>User 2</text:p>
              </table:table-cell>
              <table:table-cell office:value-type="string">
                <text:p>User 3</text:p>
              </table:table-cell>
              <table:table-cell office:value-type="string">
                <text:p>User 5</text:p>
              </table:table-cell>
              <table:table-cell office:value-type="string">
                <text:p>User 6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ssi_A1AP2</text:p>
                <draw:g>
                  <svg:desc>likelihoods.A39:likelihoods.A39</svg:desc>
                </draw:g>
              </table:table-cell>
              <table:table-cell office:value-type="float" office:value="NaN">
                <text:p>NaN</text:p>
                <draw:g>
                  <svg:desc>likelihoods.B39:likelihoods.H39</svg:desc>
                </draw:g>
              </table:table-cell>
              <table:table-cell office:value-type="float" office:value="0.48641437640859">
                <text:p>0.48641437640859</text:p>
              </table:table-cell>
              <table:table-cell office:value-type="float" office:value="-0.16744669021862">
                <text:p>-0.16744669021862</text:p>
              </table:table-cell>
              <table:table-cell office:value-type="float" office:value="-0.0531494565820201">
                <text:p>-0.0531494565820201</text:p>
              </table:table-cell>
              <table:table-cell office:value-type="float" office:value="0.1264928825215">
                <text:p>0.1264928825215</text:p>
              </table:table-cell>
              <table:table-cell office:value-type="float" office:value="0.0670180098726299">
                <text:p>0.0670180098726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ssi_A2AP1</text:p>
                <draw:g>
                  <svg:desc>likelihoods.A40:likelihoods.A40</svg:desc>
                </draw:g>
              </table:table-cell>
              <table:table-cell office:value-type="float" office:value="NaN">
                <text:p>NaN</text:p>
                <draw:g>
                  <svg:desc>likelihoods.B40:likelihoods.H40</svg:desc>
                </draw:g>
              </table:table-cell>
              <table:table-cell office:value-type="float" office:value="0.61894843350086">
                <text:p>0.61894843350086</text:p>
              </table:table-cell>
              <table:table-cell office:value-type="float" office:value="-0.172422804350671">
                <text:p>-0.172422804350671</text:p>
              </table:table-cell>
              <table:table-cell office:value-type="float" office:value="-0.11228030920082">
                <text:p>-0.11228030920082</text:p>
              </table:table-cell>
              <table:table-cell office:value-type="float" office:value="0.17575284187477">
                <text:p>0.17575284187477</text:p>
              </table:table-cell>
              <table:table-cell office:value-type="float" office:value="0.13226241184653">
                <text:p>0.13226241184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ssi_A3AP1</text:p>
                <draw:g>
                  <svg:desc>likelihoods.A41:likelihoods.A41</svg:desc>
                </draw:g>
              </table:table-cell>
              <table:table-cell office:value-type="float" office:value="NaN">
                <text:p>NaN</text:p>
                <draw:g>
                  <svg:desc>likelihoods.B41:likelihoods.H41</svg:desc>
                </draw:g>
              </table:table-cell>
              <table:table-cell office:value-type="float" office:value="0.63536906024996">
                <text:p>0.63536906024996</text:p>
              </table:table-cell>
              <table:table-cell office:value-type="float" office:value="-0.20321940032608">
                <text:p>-0.20321940032608</text:p>
              </table:table-cell>
              <table:table-cell office:value-type="float" office:value="-0.15897924739984">
                <text:p>-0.15897924739984</text:p>
              </table:table-cell>
              <table:table-cell office:value-type="float" office:value="0.16799438089177">
                <text:p>0.16799438089177</text:p>
              </table:table-cell>
              <table:table-cell office:value-type="float" office:value="0.12140796251494">
                <text:p>0.12140796251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ssi_convexhull</text:p>
                <draw:g>
                  <svg:desc>likelihoods.A42:likelihoods.A42</svg:desc>
                </draw:g>
              </table:table-cell>
              <table:table-cell office:value-type="float" office:value="NaN">
                <text:p>NaN</text:p>
                <draw:g>
                  <svg:desc>likelihoods.B42:likelihoods.H42</svg:desc>
                </draw:g>
              </table:table-cell>
              <table:table-cell office:value-type="float" office:value="0.5369067025236">
                <text:p>0.5369067025236</text:p>
              </table:table-cell>
              <table:table-cell office:value-type="float" office:value="-0.22946819277899">
                <text:p>-0.22946819277899</text:p>
              </table:table-cell>
              <table:table-cell office:value-type="float" office:value="0.0497447393529602">
                <text:p>0.0497447393529602</text:p>
              </table:table-cell>
              <table:table-cell office:value-type="float" office:value="0.19163125699018">
                <text:p>0.19163125699018</text:p>
              </table:table-cell>
              <table:table-cell office:value-type="float" office:value="0.19155721572815">
                <text:p>0.19155721572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ssi_default</text:p>
                <draw:g>
                  <svg:desc>likelihoods.A43:likelihoods.A43</svg:desc>
                </draw:g>
              </table:table-cell>
              <table:table-cell office:value-type="float" office:value="NaN">
                <text:p>NaN</text:p>
                <draw:g>
                  <svg:desc>likelihoods.B43:likelihoods.H43</svg:desc>
                </draw:g>
              </table:table-cell>
              <table:table-cell office:value-type="float" office:value="0.5368082654406">
                <text:p>0.5368082654406</text:p>
              </table:table-cell>
              <table:table-cell office:value-type="float" office:value="-0.229599680906601">
                <text:p>-0.229599680906601</text:p>
              </table:table-cell>
              <table:table-cell office:value-type="float" office:value="0.0454131233857402">
                <text:p>0.0454131233857402</text:p>
              </table:table-cell>
              <table:table-cell office:value-type="float" office:value="0.19170984849766">
                <text:p>0.19170984849766</text:p>
              </table:table-cell>
              <table:table-cell office:value-type="float" office:value="0.19161122330188">
                <text:p>0.19161122330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ssi_ellipse</text:p>
                <draw:g>
                  <svg:desc>likelihoods.A44:likelihoods.A44</svg:desc>
                </draw:g>
              </table:table-cell>
              <table:table-cell office:value-type="float" office:value="NaN">
                <text:p>NaN</text:p>
                <draw:g>
                  <svg:desc>likelihoods.B44:likelihoods.H44</svg:desc>
                </draw:g>
              </table:table-cell>
              <table:table-cell office:value-type="float" office:value="0.878571272795861">
                <text:p>0.878571272795861</text:p>
              </table:table-cell>
              <table:table-cell office:value-type="float" office:value="0.0459820423884905">
                <text:p>0.0459820423884905</text:p>
              </table:table-cell>
              <table:table-cell office:value-type="float" office:value="0.18130492853301">
                <text:p>0.18130492853301</text:p>
              </table:table-cell>
              <table:table-cell office:value-type="float" office:value="0.455200313056039">
                <text:p>0.455200313056039</text:p>
              </table:table-cell>
              <table:table-cell office:value-type="float" office:value="0.3770739367843">
                <text:p>0.3770739367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oronoi_A1AP2</text:p>
                <draw:g>
                  <svg:desc>likelihoods.A45:likelihoods.A45</svg:desc>
                </draw:g>
              </table:table-cell>
              <table:table-cell office:value-type="float" office:value="NaN">
                <text:p>NaN</text:p>
                <draw:g>
                  <svg:desc>likelihoods.B45:likelihoods.H45</svg:desc>
                </draw:g>
              </table:table-cell>
              <table:table-cell office:value-type="float" office:value="0.3468320052408">
                <text:p>0.3468320052408</text:p>
              </table:table-cell>
              <table:table-cell office:value-type="float" office:value="-0.0609183565115803">
                <text:p>-0.0609183565115803</text:p>
              </table:table-cell>
              <table:table-cell office:value-type="float" office:value="-0.0442206907807901">
                <text:p>-0.0442206907807901</text:p>
              </table:table-cell>
              <table:table-cell office:value-type="float" office:value="-0.0889800784504704">
                <text:p>-0.0889800784504704</text:p>
              </table:table-cell>
              <table:table-cell office:value-type="float" office:value="0.0272945750240501">
                <text:p>0.0272945750240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oronoi_A2AP1</text:p>
                <draw:g>
                  <svg:desc>likelihoods.A46:likelihoods.A46</svg:desc>
                </draw:g>
              </table:table-cell>
              <table:table-cell office:value-type="float" office:value="NaN">
                <text:p>NaN</text:p>
                <draw:g>
                  <svg:desc>likelihoods.B46:likelihoods.H46</svg:desc>
                </draw:g>
              </table:table-cell>
              <table:table-cell office:value-type="float" office:value="0.33370182651978">
                <text:p>0.33370182651978</text:p>
              </table:table-cell>
              <table:table-cell office:value-type="float" office:value="-0.12816931721418">
                <text:p>-0.12816931721418</text:p>
              </table:table-cell>
              <table:table-cell office:value-type="float" office:value="-0.0371479223362803">
                <text:p>-0.0371479223362803</text:p>
              </table:table-cell>
              <table:table-cell office:value-type="float" office:value="-0.0743749820115198">
                <text:p>-0.0743749820115198</text:p>
              </table:table-cell>
              <table:table-cell office:value-type="float" office:value="-0.01739301595275">
                <text:p>-0.01739301595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oronoi_A3AP1</text:p>
                <draw:g>
                  <svg:desc>likelihoods.A47:likelihoods.A47</svg:desc>
                </draw:g>
              </table:table-cell>
              <table:table-cell office:value-type="float" office:value="NaN">
                <text:p>NaN</text:p>
                <draw:g>
                  <svg:desc>likelihoods.B47:likelihoods.H47</svg:desc>
                </draw:g>
              </table:table-cell>
              <table:table-cell office:value-type="float" office:value="0.46451807438139">
                <text:p>0.46451807438139</text:p>
              </table:table-cell>
              <table:table-cell office:value-type="float" office:value="-0.0730360196294502">
                <text:p>-0.0730360196294502</text:p>
              </table:table-cell>
              <table:table-cell office:value-type="float" office:value="0.0294147648669698">
                <text:p>0.0294147648669698</text:p>
              </table:table-cell>
              <table:table-cell office:value-type="float" office:value="0.0373162057003196">
                <text:p>0.0373162057003196</text:p>
              </table:table-cell>
              <table:table-cell office:value-type="float" office:value="0.0254054003377999">
                <text:p>0.0254054003377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oronoi_convexhull</text:p>
                <draw:g>
                  <svg:desc>likelihoods.A48:likelihoods.A48</svg:desc>
                </draw:g>
              </table:table-cell>
              <table:table-cell office:value-type="float" office:value="NaN">
                <text:p>NaN</text:p>
                <draw:g>
                  <svg:desc>likelihoods.B48:likelihoods.H48</svg:desc>
                </draw:g>
              </table:table-cell>
              <table:table-cell office:value-type="float" office:value="0.24958411828515">
                <text:p>0.24958411828515</text:p>
              </table:table-cell>
              <table:table-cell office:value-type="float" office:value="-0.0431477211777995">
                <text:p>-0.0431477211777995</text:p>
              </table:table-cell>
              <table:table-cell office:value-type="float" office:value="-0.03811449287456">
                <text:p>-0.03811449287456</text:p>
              </table:table-cell>
              <table:table-cell office:value-type="float" office:value="-0.0460489354703801">
                <text:p>-0.0460489354703801</text:p>
              </table:table-cell>
              <table:table-cell office:value-type="float" office:value="0.12205937523736">
                <text:p>0.12205937523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oronoi_default</text:p>
                <draw:g>
                  <svg:desc>likelihoods.A49:likelihoods.A49</svg:desc>
                </draw:g>
              </table:table-cell>
              <table:table-cell office:value-type="float" office:value="NaN">
                <text:p>NaN</text:p>
                <draw:g>
                  <svg:desc>likelihoods.B49:likelihoods.H49</svg:desc>
                </draw:g>
              </table:table-cell>
              <table:table-cell office:value-type="float" office:value="0.24953903679485">
                <text:p>0.24953903679485</text:p>
              </table:table-cell>
              <table:table-cell office:value-type="float" office:value="-0.0429364876403096">
                <text:p>-0.0429364876403096</text:p>
              </table:table-cell>
              <table:table-cell office:value-type="float" office:value="-0.03797179539595">
                <text:p>-0.03797179539595</text:p>
              </table:table-cell>
              <table:table-cell office:value-type="float" office:value="-0.0459958538410401">
                <text:p>-0.0459958538410401</text:p>
              </table:table-cell>
              <table:table-cell office:value-type="float" office:value="0.12262937095959">
                <text:p>0.12262937095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oronoi_ellipse</text:p>
                <draw:g>
                  <svg:desc>likelihoods.A50:likelihoods.A50</svg:desc>
                </draw:g>
              </table:table-cell>
              <table:table-cell office:value-type="float" office:value="NaN">
                <text:p>NaN</text:p>
                <draw:g>
                  <svg:desc>likelihoods.B50:likelihoods.H50</svg:desc>
                </draw:g>
              </table:table-cell>
              <table:table-cell office:value-type="float" office:value="0.32596288130145">
                <text:p>0.32596288130145</text:p>
              </table:table-cell>
              <table:table-cell office:value-type="float" office:value="-0.21243697850081">
                <text:p>-0.21243697850081</text:p>
              </table:table-cell>
              <table:table-cell office:value-type="float" office:value="-0.22394440049072">
                <text:p>-0.22394440049072</text:p>
              </table:table-cell>
              <table:table-cell office:value-type="float" office:value="-0.0331088739638399">
                <text:p>-0.0331088739638399</text:p>
              </table:table-cell>
              <table:table-cell office:value-type="float" office:value="-0.0639097146628798">
                <text:p>-0.06390971466287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